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ffff00"/>
    </style:style>
    <style:style style:name="ce2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08"/>
    <style:style style:name="ce31" style:family="table-cell" style:parent-style-name="Default" style:data-style-name="N11">
      <style:table-cell-properties fo:background-color="#ffff00"/>
    </style:style>
    <style:style style:name="ce32" style:family="table-cell" style:parent-style-name="Default" style:data-style-name="N109"/>
    <style:style style:name="ce33" style:family="table-cell" style:parent-style-name="Default" style:data-style-name="N109">
      <style:table-cell-properties fo:background-color="#ffff00"/>
    </style:style>
    <style:style style:name="ce34" style:family="table-cell" style:parent-style-name="Default" style:data-style-name="N11"/>
    <style:style style:name="ce35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995" table:default-cell-style-name="Default"/>
        <table:table-row table:style-name="ro1">
          <table:table-cell/>
          <table:table-cell table:style-name="ce20" office:value-type="string" calcext:value-type="string">
            <text:p>Cars chosing Directions in 15 min Intervals</text:p>
          </table:table-cell>
          <table:table-cell table:number-columns-repeated="15"/>
          <table:table-cell table:style-name="ce20" office:value-type="string" calcext:value-type="string">
            <text:p>B(W)</text:p>
          </table:table-cell>
          <table:table-cell table:style-name="ce20" office:value-type="string" calcext:value-type="string">
            <text:p>B(E)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W</text:p>
          </table:table-cell>
          <table:table-cell table:number-columns-repeated="2"/>
          <table:table-cell table:style-name="ce20" office:value-type="string" calcext:value-type="string">
            <text:p>B(W)</text:p>
          </table:table-cell>
          <table:table-cell table:style-name="ce20" office:value-type="string" calcext:value-type="string">
            <text:p>B(E)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0" office:value-type="string" calcext:value-type="string">
            <text:p>Interarrival </text:p>
          </table:table-cell>
          <table:table-cell table:number-columns-repeated="3" table:style-name="ce20" office:value-type="string" calcext:value-type="string">
            <text:p>Interarrival</text:p>
          </table:table-cell>
          <table:table-cell/>
          <table:table-cell table:style-name="ce20" office:value-type="string" calcext:value-type="string">
            <text:p>Waiting Ti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table:formula="of:=2*60+31" office:value-type="float" office:value="151" calcext:value-type="float">
            <text:p>15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B(E) → B(W)</text:p>
          </table:table-cell>
          <table:table-cell table:style-name="ce20" office:value-type="string" calcext:value-type="string">
            <text:p>B(E) → S</text:p>
          </table:table-cell>
          <table:table-cell table:style-name="ce20" office:value-type="string" calcext:value-type="string">
            <text:p>B(E) → W</text:p>
          </table:table-cell>
          <table:table-cell table:style-name="ce20" office:value-type="string" calcext:value-type="string">
            <text:p>B(E) → R</text:p>
          </table:table-cell>
          <table:table-cell table:style-name="ce20" office:value-type="string" calcext:value-type="string">
            <text:p>B(W) → S</text:p>
          </table:table-cell>
          <table:table-cell table:style-name="ce20" office:value-type="string" calcext:value-type="string">
            <text:p>B(W) → W</text:p>
          </table:table-cell>
          <table:table-cell table:style-name="ce20" office:value-type="string" calcext:value-type="string">
            <text:p>B(W) → R</text:p>
          </table:table-cell>
          <table:table-cell table:style-name="ce20" office:value-type="string" calcext:value-type="string">
            <text:p>S → B(W)</text:p>
          </table:table-cell>
          <table:table-cell table:style-name="ce20" office:value-type="string" calcext:value-type="string">
            <text:p>S -&gt; W</text:p>
          </table:table-cell>
          <table:table-cell table:style-name="ce20" office:value-type="string" calcext:value-type="string">
            <text:p>S → R</text:p>
          </table:table-cell>
          <table:table-cell table:style-name="ce20" office:value-type="string" calcext:value-type="string">
            <text:p>W → B(W)</text:p>
          </table:table-cell>
          <table:table-cell table:style-name="ce20" office:value-type="string" calcext:value-type="string">
            <text:p>W → S</text:p>
          </table:table-cell>
          <table:table-cell table:style-name="ce20" office:value-type="string" calcext:value-type="string">
            <text:p>W → R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car/minute</text:p>
          </table:table-cell>
          <table:table-cell table:style-name="ce20"/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60*11+38"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Waiting Time in s</text:p>
          </table:table-cell>
          <table:table-cell table:style-name="ce20" office:value-type="string" calcext:value-type="string">
            <text:p>B(W)</text:p>
          </table:table-cell>
          <table:table-cell table:style-name="ce20" office:value-type="string" calcext:value-type="string">
            <text:p>B(E)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total</text:p>
          </table:table-cell>
          <table:table-cell table:number-columns-repeated="10"/>
          <table:table-cell table:style-name="ce20" table:number-columns-repeated="9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SUM([.B5:.N5])" office:value-type="float" office:value="53" calcext:value-type="float">
            <text:p>53</text:p>
          </table:table-cell>
          <table:table-cell table:style-name="ce5" table:formula="of:=[.O5]/15" office:value-type="float" office:value="3.53333333333333" calcext:value-type="float">
            <text:p>3,5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formula="of:=427-2-9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 table:formula="of:=203-[.AG6]-[.AG7]-[.AG8]-[.AG9]-[.AG10]-[.AG11]-[.AG12]" office:value-type="float" office:value="158" calcext:value-type="float">
            <text:p>158</text:p>
          </table:table-cell>
          <table:table-cell table:formula="of:=SUM([.AD5:.AG5])" office:value-type="float" office:value="897" calcext:value-type="float">
            <text:p>897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6:.N6])" office:value-type="float" office:value="49" calcext:value-type="float">
            <text:p>49</text:p>
          </table:table-cell>
          <table:table-cell table:style-name="ce5" table:formula="of:=[.O6]/15" office:value-type="float" office:value="3.26666666666667" calcext:value-type="float">
            <text:p>3,2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AD6:.AG6])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[.B7:.N7])" office:value-type="float" office:value="61" calcext:value-type="float">
            <text:p>61</text:p>
          </table:table-cell>
          <table:table-cell table:style-name="ce5" table:formula="of:=[.O7]/15" office:value-type="float" office:value="4.06666666666667" calcext:value-type="float">
            <text:p>4,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AD7:.AG7])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B8:.N8])" office:value-type="float" office:value="60" calcext:value-type="float">
            <text:p>60</text:p>
          </table:table-cell>
          <table:table-cell table:style-name="ce5" table:formula="of:=[.O8]/15" office:value-type="float" office:value="4" calcext:value-type="float">
            <text:p>4,00</text:p>
          </table:table-cell>
          <table:table-cell/>
          <table:table-cell table:formula="of:=60+58"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table:formula="of:=10*60+29" office:value-type="float" office:value="629" calcext:value-type="float">
            <text:p>629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AD8:.AG8])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SUM([.B9:.N9])" office:value-type="float" office:value="102" calcext:value-type="float">
            <text:p>102</text:p>
          </table:table-cell>
          <table:table-cell table:style-name="ce5" table:formula="of:=[.O9]/15" office:value-type="float" office:value="6.8" calcext:value-type="float">
            <text:p>6,8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2*60+10" office:value-type="float" office:value="130" calcext:value-type="float">
            <text:p>1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AD9:.AG9])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B10:.N10])" office:value-type="float" office:value="88" calcext:value-type="float">
            <text:p>88</text:p>
          </table:table-cell>
          <table:table-cell table:style-name="ce5" table:formula="of:=[.O10]/15" office:value-type="float" office:value="5.86666666666667" calcext:value-type="float">
            <text:p>5,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9*60+21" office:value-type="float" office:value="561" calcext:value-type="float">
            <text:p>56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D10:.AG10]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SUM([.B11:.N11])" office:value-type="float" office:value="118" calcext:value-type="float">
            <text:p>118</text:p>
          </table:table-cell>
          <table:table-cell table:style-name="ce5" table:formula="of:=[.O11]/15" office:value-type="float" office:value="7.86666666666667" calcext:value-type="float">
            <text:p>7,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23*60+28" office:value-type="float" office:value="1408" calcext:value-type="float">
            <text:p>140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11:.AG11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SUM([.B12:.N12])" office:value-type="float" office:value="95" calcext:value-type="float">
            <text:p>95</text:p>
          </table:table-cell>
          <table:table-cell table:style-name="ce5" table:formula="of:=[.O12]/15" office:value-type="float" office:value="6.33333333333333" calcext:value-type="float">
            <text:p>6,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12:.AG12])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B13:.N13])" office:value-type="float" office:value="80" calcext:value-type="float">
            <text:p>80</text:p>
          </table:table-cell>
          <table:table-cell table:style-name="ce5" table:formula="of:=[.O13]/15" office:value-type="float" office:value="5.33333333333333" calcext:value-type="float">
            <text:p>5,33</text:p>
          </table:table-cell>
          <table:table-cell/>
          <table:table-cell table:formula="of:=60*2+53" office:value-type="float" office:value="173" calcext:value-type="float">
            <text:p>173</text:p>
          </table:table-cell>
          <table:table-cell table:formula="of:=60+11" office:value-type="float" office:value="71" calcext:value-type="float">
            <text:p>71</text:p>
          </table:table-cell>
          <table:table-cell table:formula="of:=60+51"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sum</text:p>
          </table:table-cell>
          <table:table-cell table:formula="of:=SUM([.AD5:.AD12])" office:value-type="float" office:value="260" calcext:value-type="float">
            <text:p>260</text:p>
          </table:table-cell>
          <table:table-cell table:formula="of:=SUM([.AE5:.AE12])" office:value-type="float" office:value="421" calcext:value-type="float">
            <text:p>421</text:p>
          </table:table-cell>
          <table:table-cell table:formula="of:=SUM([.AF5:.AF12])" office:value-type="float" office:value="66" calcext:value-type="float">
            <text:p>66</text:p>
          </table:table-cell>
          <table:table-cell table:formula="of:=SUM([.AG5:.AG12])" office:value-type="float" office:value="203" calcext:value-type="float">
            <text:p>203</text:p>
          </table:table-cell>
          <table:table-cell table:formula="of:=SUM([.AD13:.AG13])" office:value-type="float" office:value="950" calcext:value-type="float">
            <text:p>95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([.B14:.N14])" office:value-type="float" office:value="85" calcext:value-type="float">
            <text:p>85</text:p>
          </table:table-cell>
          <table:table-cell table:style-name="ce5" table:formula="of:=[.O14]/15" office:value-type="float" office:value="5.66666666666667" calcext:value-type="float">
            <text:p>5,67</text:p>
          </table:table-cell>
          <table:table-cell/>
          <table:table-cell table:formula="of:=120+31"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mean</text:p>
          </table:table-cell>
          <table:table-cell table:style-name="ce5" table:formula="of:=([.AC5]*[.AD5]+[.AC7]*[.AD7])/[.AD13]" office:value-type="float" office:value="0.00769230769230769" calcext:value-type="float">
            <text:p>0,01</text:p>
          </table:table-cell>
          <table:table-cell table:style-name="ce5" table:formula="of:=([.AC5]*[.AE5]+[.AC6]*[.AE6]+[.AC7]*[.AE7])/[.AE13]" office:value-type="float" office:value="0.0190023752969121" calcext:value-type="float">
            <text:p>0,02</text:p>
          </table:table-cell>
          <table:table-cell table:style-name="ce5" table:formula="of:=([.AC5]*[.AF5]+[.AC7]*[.AF7]+[.AC9]*[.AF9])/[.AF13]" office:value-type="float" office:value="0.0909090909090909" calcext:value-type="float">
            <text:p>0,09</text:p>
          </table:table-cell>
          <table:table-cell table:style-name="ce5" table:formula="of:=([.AG5]*[.AC5]+[.AG6]*[.AC6]+[.AG7]*[.AC7]+[.AG8]*[.AC8]+[.AG9]*[.AC9]+[.AG10]*[.AC10]+[.AG11]*[.AC11]+[.AG12]*[.AC12])/[.AG13]" office:value-type="float" office:value="0.669950738916256" calcext:value-type="float">
            <text:p>0,67</text:p>
          </table:table-cell>
          <table:table-cell table:style-name="ce5" table:formula="of:=([.AH5]*[.AC5]+[.AH6]*[.AC6]+[.AH7]*[.AC7]+[.AC8]*[.AH8]+[.AH9]*[.AC9]+[.AC10]*[.AH10]+[.AH11]*[.AC11]+[.AC12]*[.AH12])/[.AH13]" office:value-type="float" office:value="0.16" calcext:value-type="float">
            <text:p>0,16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B15:.N15])" office:value-type="float" office:value="73" calcext:value-type="float">
            <text:p>73</text:p>
          </table:table-cell>
          <table:table-cell table:style-name="ce5" table:formula="of:=[.O15]/15" office:value-type="float" office:value="4.86666666666667" calcext:value-type="float">
            <text:p>4,8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table:formula="of:=7*60+42" office:value-type="float" office:value="462" calcext:value-type="float">
            <text:p>462</text:p>
          </table:table-cell>
          <table:table-cell table:formula="of:=3*60+59" office:value-type="float" office:value="239" calcext:value-type="float">
            <text:p>23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SUM([.B16:.N16])" office:value-type="float" office:value="100" calcext:value-type="float">
            <text:p>100</text:p>
          </table:table-cell>
          <table:table-cell table:style-name="ce5" table:formula="of:=[.O16]/15" office:value-type="float" office:value="6.66666666666667" calcext:value-type="float">
            <text:p>6,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7*60+39" office:value-type="float" office:value="459" calcext:value-type="float">
            <text:p>45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0)</text:p>
          </table:table-cell>
          <table:table-cell table:style-name="ce5" table:formula="of:=0-[.AD14]" office:value-type="float" office:value="-0.00769230769230769" calcext:value-type="float">
            <text:p>-0,01</text:p>
          </table:table-cell>
          <table:table-cell table:style-name="ce5" table:formula="of:=[.AC5]-[.$AE$14]" office:value-type="float" office:value="-0.0190023752969121" calcext:value-type="float">
            <text:p>-0,02</text:p>
          </table:table-cell>
          <table:table-cell table:style-name="ce5" table:formula="of:=[.AC5]-[.$AF$14]" office:value-type="float" office:value="-0.0909090909090909" calcext:value-type="float">
            <text:p>-0,09</text:p>
          </table:table-cell>
          <table:table-cell table:style-name="ce5" table:formula="of:=[.AC5]-[.$AG$14]" office:value-type="float" office:value="-0.669950738916256" calcext:value-type="float">
            <text:p>-0,67</text:p>
          </table:table-cell>
          <table:table-cell table:style-name="ce5" table:formula="of:=[.AC5]-[.$AH$14]" office:value-type="float" office:value="-0.16" calcext:value-type="float">
            <text:p>-0,16</text:p>
          </table:table-cell>
          <table:table-cell table:number-columns-repeated="990"/>
        </table:table-row>
        <table:table-row table:style-name="ro1">
          <table:table-cell/>
          <table:table-cell table:style-name="ce20" table:formula="of:=SUM([.B5:.B16])" office:value-type="float" office:value="176" calcext:value-type="float">
            <text:p>176</text:p>
          </table:table-cell>
          <table:table-cell table:style-name="ce20" table:formula="of:=SUM([.C5:.C16])" office:value-type="float" office:value="17" calcext:value-type="float">
            <text:p>17</text:p>
          </table:table-cell>
          <table:table-cell table:style-name="ce20" table:formula="of:=SUM([.D5:.D16])" office:value-type="float" office:value="93" calcext:value-type="float">
            <text:p>93</text:p>
          </table:table-cell>
          <table:table-cell table:style-name="ce20" table:formula="of:=SUM([.E5:.E16])" office:value-type="float" office:value="145" calcext:value-type="float">
            <text:p>145</text:p>
          </table:table-cell>
          <table:table-cell table:style-name="ce20" table:formula="of:=SUM([.F5:.F16])" office:value-type="float" office:value="17" calcext:value-type="float">
            <text:p>17</text:p>
          </table:table-cell>
          <table:table-cell table:style-name="ce20" table:formula="of:=SUM([.G5:.G16])" office:value-type="float" office:value="63" calcext:value-type="float">
            <text:p>63</text:p>
          </table:table-cell>
          <table:table-cell table:style-name="ce20" table:formula="of:=SUM([.H5:.H16])" office:value-type="float" office:value="178" calcext:value-type="float">
            <text:p>178</text:p>
          </table:table-cell>
          <table:table-cell table:style-name="ce20" table:formula="of:=SUM([.I5:.I16])" office:value-type="float" office:value="9" calcext:value-type="float">
            <text:p>9</text:p>
          </table:table-cell>
          <table:table-cell table:style-name="ce20" table:formula="of:=SUM([.J5:.J16])" office:value-type="float" office:value="33" calcext:value-type="float">
            <text:p>33</text:p>
          </table:table-cell>
          <table:table-cell table:style-name="ce20" table:formula="of:=SUM([.K5:.K16])" office:value-type="float" office:value="27" calcext:value-type="float">
            <text:p>27</text:p>
          </table:table-cell>
          <table:table-cell table:style-name="ce20" table:formula="of:=SUM([.L5:.L16])" office:value-type="float" office:value="37" calcext:value-type="float">
            <text:p>37</text:p>
          </table:table-cell>
          <table:table-cell table:style-name="ce20" table:formula="of:=SUM([.M5:.M16])" office:value-type="float" office:value="11" calcext:value-type="float">
            <text:p>11</text:p>
          </table:table-cell>
          <table:table-cell table:style-name="ce20" table:formula="of:=SUM([.N5:.N16])" office:value-type="float" office:value="158" calcext:value-type="float">
            <text:p>158</text:p>
          </table:table-cell>
          <table:table-cell table:style-name="ce20" table:formula="of:=SUM([.B17:.N17])" office:value-type="float" office:value="964" calcext:value-type="float">
            <text:p>96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4*60+50"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1)</text:p>
          </table:table-cell>
          <table:table-cell table:style-name="ce5"/>
          <table:table-cell table:style-name="ce5" table:formula="of:=[.AC6]-[.$AE$14]" office:value-type="float" office:value="0.980997624703088" calcext:value-type="float">
            <text:p>0,98</text:p>
          </table:table-cell>
          <table:table-cell table:style-name="ce5"/>
          <table:table-cell table:style-name="ce5" table:formula="of:=[.AC6]-[.$AG$14]" office:value-type="float" office:value="0.330049261083744" calcext:value-type="float">
            <text:p>0,33</text:p>
          </table:table-cell>
          <table:table-cell table:style-name="ce5" table:formula="of:=[.AC6]-[.$AH$14]" office:value-type="float" office:value="0.84" calcext:value-type="float">
            <text:p>0,84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formula="of:=120+27"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180+25" office:value-type="float" office:value="205" calcext:value-type="float">
            <text:p>205</text:p>
          </table:table-cell>
          <table:table-cell table:formula="of:=60+34" office:value-type="float" office:value="94" calcext:value-type="float">
            <text:p>9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2)</text:p>
          </table:table-cell>
          <table:table-cell table:style-name="ce5" table:formula="of:=2-[.AD14]" office:value-type="float" office:value="1.99230769230769" calcext:value-type="float">
            <text:p>1,99</text:p>
          </table:table-cell>
          <table:table-cell table:style-name="ce5" table:formula="of:=[.AC7]-[.$AE$14]" office:value-type="float" office:value="1.98099762470309" calcext:value-type="float">
            <text:p>1,98</text:p>
          </table:table-cell>
          <table:table-cell table:style-name="ce5" table:formula="of:=[.AC7]-[.$AF$14]" office:value-type="float" office:value="1.90909090909091" calcext:value-type="float">
            <text:p>1,91</text:p>
          </table:table-cell>
          <table:table-cell table:style-name="ce5" table:formula="of:=[.AC7]-[.$AG$14]" office:value-type="float" office:value="1.33004926108374" calcext:value-type="float">
            <text:p>1,33</text:p>
          </table:table-cell>
          <table:table-cell table:style-name="ce5" table:formula="of:=[.AC7]-[.$AH$14]" office:value-type="float" office:value="1.84" calcext:value-type="float">
            <text:p>1,84</text:p>
          </table:table-cell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Probability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180+44"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3)</text:p>
          </table:table-cell>
          <table:table-cell table:style-name="ce5" table:number-columns-repeated="3"/>
          <table:table-cell table:style-name="ce5" table:formula="of:=[.AC8]-[.$AG$14]" office:value-type="float" office:value="2.33004926108374" calcext:value-type="float">
            <text:p>2,33</text:p>
          </table:table-cell>
          <table:table-cell table:style-name="ce5" table:formula="of:=[.AC8]-[.$AH$14]" office:value-type="float" office:value="2.84" calcext:value-type="float">
            <text:p>2,84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4)</text:p>
          </table:table-cell>
          <table:table-cell table:style-name="ce5" table:number-columns-repeated="2"/>
          <table:table-cell table:style-name="ce5" table:formula="of:=[.AC9]-[.$AF$14]" office:value-type="float" office:value="3.90909090909091" calcext:value-type="float">
            <text:p>3,91</text:p>
          </table:table-cell>
          <table:table-cell table:style-name="ce5" table:formula="of:=[.AC9]-[.$AG$14]" office:value-type="float" office:value="3.33004926108374" calcext:value-type="float">
            <text:p>3,33</text:p>
          </table:table-cell>
          <table:table-cell table:style-name="ce5" table:formula="of:=[.AC9]-[.$AH$14]" office:value-type="float" office:value="3.84" calcext:value-type="float">
            <text:p>3,8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measured p</text:p>
          </table:table-cell>
          <table:table-cell table:style-name="ce7" office:value-type="float" office:value="0.182572614107884" calcext:value-type="float">
            <text:p>0,18</text:p>
          </table:table-cell>
          <table:table-cell table:style-name="ce7" office:value-type="float" office:value="0.0176348547717842" calcext:value-type="float">
            <text:p>0,02</text:p>
          </table:table-cell>
          <table:table-cell table:style-name="ce7" office:value-type="float" office:value="0.0964730290456432" calcext:value-type="float">
            <text:p>0,10</text:p>
          </table:table-cell>
          <table:table-cell table:style-name="ce7" office:value-type="float" office:value="0.150414937759336" calcext:value-type="float">
            <text:p>0,15</text:p>
          </table:table-cell>
          <table:table-cell table:style-name="ce7" office:value-type="float" office:value="0.0176348547717842" calcext:value-type="float">
            <text:p>0,02</text:p>
          </table:table-cell>
          <table:table-cell table:style-name="ce7" office:value-type="float" office:value="0.0653526970954357" calcext:value-type="float">
            <text:p>0,07</text:p>
          </table:table-cell>
          <table:table-cell table:style-name="ce7" office:value-type="float" office:value="0.184647302904564" calcext:value-type="float">
            <text:p>0,18</text:p>
          </table:table-cell>
          <table:table-cell table:style-name="ce7" office:value-type="float" office:value="0.00933609958506224" calcext:value-type="float">
            <text:p>0,01</text:p>
          </table:table-cell>
          <table:table-cell table:style-name="ce7" office:value-type="float" office:value="0.0342323651452282" calcext:value-type="float">
            <text:p>0,03</text:p>
          </table:table-cell>
          <table:table-cell table:style-name="ce7" office:value-type="float" office:value="0.0280082987551867" calcext:value-type="float">
            <text:p>0,03</text:p>
          </table:table-cell>
          <table:table-cell table:style-name="ce7" office:value-type="float" office:value="0.0383817427385892" calcext:value-type="float">
            <text:p>0,04</text:p>
          </table:table-cell>
          <table:table-cell table:style-name="ce7" office:value-type="float" office:value="0.0114107883817427" calcext:value-type="float">
            <text:p>0,01</text:p>
          </table:table-cell>
          <table:table-cell table:style-name="ce7" office:value-type="float" office:value="0.163900414937759" calcext:value-type="float">
            <text:p>0,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formula="of:=3*60+24" office:value-type="float" office:value="204" calcext:value-type="float">
            <text:p>20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6)</text:p>
          </table:table-cell>
          <table:table-cell table:style-name="ce5" table:number-columns-repeated="3"/>
          <table:table-cell table:style-name="ce5" table:formula="of:=[.AC10]-[.$AG$14]" office:value-type="float" office:value="5.33004926108374" calcext:value-type="float">
            <text:p>5,33</text:p>
          </table:table-cell>
          <table:table-cell table:style-name="ce5" table:formula="of:=[.AC10]-[.$AH$14]" office:value-type="float" office:value="5.84" calcext:value-type="float">
            <text:p>5,8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 from given data 1</text:p>
          </table:table-cell>
          <table:table-cell table:style-name="ce5" office:value-type="float" office:value="0.250544662309368" calcext:value-type="float">
            <text:p>0,25</text:p>
          </table:table-cell>
          <table:table-cell table:style-name="ce5"/>
          <table:table-cell table:style-name="ce5" office:value-type="float" office:value="0.0588235294117647" calcext:value-type="float">
            <text:p>0,06</text:p>
          </table:table-cell>
          <table:table-cell table:style-name="ce5" office:value-type="float" office:value="0.14161220043573" calcext:value-type="float">
            <text:p>0,14</text:p>
          </table:table-cell>
          <table:table-cell table:style-name="ce5"/>
          <table:table-cell table:style-name="ce5" office:value-type="float" office:value="0.0305010893246187" calcext:value-type="float">
            <text:p>0,03</text:p>
          </table:table-cell>
          <table:table-cell table:style-name="ce5" office:value-type="float" office:value="0.305010893246187" calcext:value-type="float">
            <text:p>0,31</text:p>
          </table:table-cell>
          <table:table-cell table:style-name="ce5" table:number-columns-repeated="3"/>
          <table:table-cell table:style-name="ce5" office:value-type="float" office:value="0.0762527233115468" calcext:value-type="float">
            <text:p>0,08</text:p>
          </table:table-cell>
          <table:table-cell table:style-name="ce5"/>
          <table:table-cell table:style-name="ce5" office:value-type="float" office:value="0.137254901960784" calcext:value-type="float">
            <text:p>0,1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7)</text:p>
          </table:table-cell>
          <table:table-cell table:style-name="ce5" table:number-columns-repeated="3"/>
          <table:table-cell table:style-name="ce5" table:formula="of:=[.AC11]-[.$AG$14]" office:value-type="float" office:value="6.33004926108374" calcext:value-type="float">
            <text:p>6,33</text:p>
          </table:table-cell>
          <table:table-cell table:style-name="ce5" table:formula="of:=[.AC11]-[.$AH$14]" office:value-type="float" office:value="6.84" calcext:value-type="float">
            <text:p>6,8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 from given data 2</text:p>
          </table:table-cell>
          <table:table-cell table:style-name="ce5" office:value-type="float" office:value="0.233918128654971" calcext:value-type="float">
            <text:p>0,23</text:p>
          </table:table-cell>
          <table:table-cell table:style-name="ce5"/>
          <table:table-cell table:style-name="ce5" office:value-type="float" office:value="0.1364522417154" calcext:value-type="float">
            <text:p>0,14</text:p>
          </table:table-cell>
          <table:table-cell table:style-name="ce5" office:value-type="float" office:value="0.120857699805068" calcext:value-type="float">
            <text:p>0,12</text:p>
          </table:table-cell>
          <table:table-cell table:style-name="ce5"/>
          <table:table-cell table:style-name="ce5" office:value-type="float" office:value="0.0760233918128655" calcext:value-type="float">
            <text:p>0,08</text:p>
          </table:table-cell>
          <table:table-cell table:style-name="ce5" office:value-type="float" office:value="0.243664717348928" calcext:value-type="float">
            <text:p>0,24</text:p>
          </table:table-cell>
          <table:table-cell table:style-name="ce5" table:number-columns-repeated="3"/>
          <table:table-cell table:style-name="ce5" office:value-type="float" office:value="0.128654970760234" calcext:value-type="float">
            <text:p>0,13</text:p>
          </table:table-cell>
          <table:table-cell table:style-name="ce5"/>
          <table:table-cell table:style-name="ce5" office:value-type="float" office:value="0.0604288499025341" calcext:value-type="float">
            <text:p>0,0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formula="of:=3*60+15" office:value-type="float" office:value="195" calcext:value-type="float">
            <text:p>19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ff to mean (9)</text:p>
          </table:table-cell>
          <table:table-cell table:style-name="ce5" table:number-columns-repeated="3"/>
          <table:table-cell table:style-name="ce5" table:formula="of:=[.AC12]-[.$AG$14]" office:value-type="float" office:value="8.33004926108374" calcext:value-type="float">
            <text:p>8,33</text:p>
          </table:table-cell>
          <table:table-cell table:style-name="ce5" table:formula="of:=[.AC12]-[.$AH$14]" office:value-type="float" office:value="8.84" calcext:value-type="float">
            <text:p>8,8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 from given data 3</text:p>
          </table:table-cell>
          <table:table-cell table:style-name="ce5" office:value-type="float" office:value="0.227174849267872" calcext:value-type="float">
            <text:p>0,23</text:p>
          </table:table-cell>
          <table:table-cell table:style-name="ce5"/>
          <table:table-cell table:style-name="ce5" office:value-type="float" office:value="0.108311800172265" calcext:value-type="float">
            <text:p>0,11</text:p>
          </table:table-cell>
          <table:table-cell table:style-name="ce5" office:value-type="float" office:value="0.139965546942291" calcext:value-type="float">
            <text:p>0,14</text:p>
          </table:table-cell>
          <table:table-cell table:style-name="ce5"/>
          <table:table-cell table:style-name="ce5" office:value-type="float" office:value="0.0618001722652885" calcext:value-type="float">
            <text:p>0,06</text:p>
          </table:table-cell>
          <table:table-cell table:style-name="ce5" office:value-type="float" office:value="0.266795865633075" calcext:value-type="float">
            <text:p>0,27</text:p>
          </table:table-cell>
          <table:table-cell table:style-name="ce5" table:number-columns-repeated="3"/>
          <table:table-cell table:style-name="ce5" office:value-type="float" office:value="0.0534022394487511" calcext:value-type="float">
            <text:p>0,05</text:p>
          </table:table-cell>
          <table:table-cell table:style-name="ce5"/>
          <table:table-cell table:style-name="ce5" office:value-type="float" office:value="0.142549526270457" calcext:value-type="float">
            <text:p>0,1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2*60+37" office:value-type="float" office:value="157" calcext:value-type="float">
            <text:p>157</text:p>
          </table:table-cell>
          <table:table-cell table:formula="of:=120+22"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5"/>
          <table:table-cell table:number-columns-repeated="990"/>
        </table:table-row>
        <table:table-row table:style-name="ro1">
          <table:table-cell table:number-columns-repeated="14"/>
          <table:table-cell table:style-name="ce5"/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7*60+48" office:value-type="float" office:value="468" calcext:value-type="float">
            <text:p>46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quared</text:p>
          </table:table-cell>
          <table:table-cell table:style-name="ce5" table:formula="of:=[.AD16]*[.AD16]" office:value-type="float" office:value="0.0000591715976331361" calcext:value-type="float">
            <text:p>0,00</text:p>
          </table:table-cell>
          <table:table-cell table:style-name="ce5" table:formula="of:=[.AE16]*[.AE16]" office:value-type="float" office:value="0.000361090266924696" calcext:value-type="float">
            <text:p>0,00</text:p>
          </table:table-cell>
          <table:table-cell table:style-name="ce5" table:formula="of:=[.AF16]*[.AF16]" office:value-type="float" office:value="0.00826446280991736" calcext:value-type="float">
            <text:p>0,01</text:p>
          </table:table-cell>
          <table:table-cell table:style-name="ce5" table:formula="of:=[.AG16]*[.AG16]" office:value-type="float" office:value="0.448833992574438" calcext:value-type="float">
            <text:p>0,45</text:p>
          </table:table-cell>
          <table:table-cell table:style-name="ce5" table:formula="of:=[.AH16]*[.AH16]" office:value-type="float" office:value="0.0256" calcext:value-type="float">
            <text:p>0,03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Our turning probabilities are fairly similar to the given data from the city!</text:p>
          </table:table-cell>
          <table:table-cell table:style-name="ce17" table:number-columns-repeated="4"/>
          <table:table-cell table:number-columns-repeated="12"/>
          <table:table-cell office:value-type="float" office:value="45" calcext:value-type="float">
            <text:p>45</text:p>
          </table:table-cell>
          <table:table-cell table:formula="of:=35+60" office:value-type="float" office:value="95" calcext:value-type="float">
            <text:p>95</text:p>
          </table:table-cell>
          <table:table-cell table:formula="of:=7*60+17"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formula="of:=[.AD17]*[.AD17]" office:value-type="float" office:value="0" calcext:value-type="float">
            <text:p>0,00</text:p>
          </table:table-cell>
          <table:table-cell table:style-name="ce5" table:formula="of:=[.AE17]*[.AE17]" office:value-type="float" office:value="0.9623563396731" calcext:value-type="float">
            <text:p>0,96</text:p>
          </table:table-cell>
          <table:table-cell table:style-name="ce5" table:formula="of:=[.AF17]*[.AF17]" office:value-type="float" office:value="0" calcext:value-type="float">
            <text:p>0,00</text:p>
          </table:table-cell>
          <table:table-cell table:style-name="ce5" table:formula="of:=[.AG17]*[.AG17]" office:value-type="float" office:value="0.108932514741925" calcext:value-type="float">
            <text:p>0,11</text:p>
          </table:table-cell>
          <table:table-cell table:style-name="ce5" table:formula="of:=[.AH17]*[.AH17]" office:value-type="float" office:value="0.7056" calcext:value-type="float">
            <text:p>0,71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7*60+3" office:value-type="float" office:value="423" calcext:value-type="float">
            <text:p>42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formula="of:=[.AD18]*[.AD18]" office:value-type="float" office:value="3.9692899408284" calcext:value-type="float">
            <text:p>3,97</text:p>
          </table:table-cell>
          <table:table-cell table:style-name="ce5" table:formula="of:=[.AE18]*[.AE18]" office:value-type="float" office:value="3.92435158907928" calcext:value-type="float">
            <text:p>3,92</text:p>
          </table:table-cell>
          <table:table-cell table:style-name="ce5" table:formula="of:=[.AF18]*[.AF18]" office:value-type="float" office:value="3.64462809917355" calcext:value-type="float">
            <text:p>3,64</text:p>
          </table:table-cell>
          <table:table-cell table:style-name="ce5" table:formula="of:=[.AG18]*[.AG18]" office:value-type="float" office:value="1.76903103690941" calcext:value-type="float">
            <text:p>1,77</text:p>
          </table:table-cell>
          <table:table-cell table:style-name="ce5" table:formula="of:=[.AH18]*[.AH18]" office:value-type="float" office:value="3.3856" calcext:value-type="float">
            <text:p>3,39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Given Troughput for our measuring time:</text:p>
          </table:table-cell>
          <table:table-cell table:style-name="ce9"/>
          <table:table-cell table:style-name="ce10" table:number-columns-repeated="11"/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7*60+59"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formula="of:=[.AD19]*[.AD19]" office:value-type="float" office:value="0" calcext:value-type="float">
            <text:p>0,00</text:p>
          </table:table-cell>
          <table:table-cell table:style-name="ce5" table:formula="of:=[.AE19]*[.AE19]" office:value-type="float" office:value="0" calcext:value-type="float">
            <text:p>0,00</text:p>
          </table:table-cell>
          <table:table-cell table:style-name="ce5" table:formula="of:=[.AF19]*[.AF19]" office:value-type="float" office:value="0" calcext:value-type="float">
            <text:p>0,00</text:p>
          </table:table-cell>
          <table:table-cell table:style-name="ce5" table:formula="of:=[.AG19]*[.AG19]" office:value-type="float" office:value="5.4291295590769" calcext:value-type="float">
            <text:p>5,43</text:p>
          </table:table-cell>
          <table:table-cell table:style-name="ce5" table:formula="of:=[.AH19]*[.AH19]" office:value-type="float" office:value="8.0656" calcext:value-type="float">
            <text:p>8,07</text:p>
          </table:table-cell>
          <table:table-cell table:number-columns-repeated="990"/>
        </table:table-row>
        <table:table-row table:style-name="ro1">
          <table:table-cell table:style-name="ce14" office:value-type="float" office:value="11.4" calcext:value-type="float">
            <text:p>11,40</text:p>
          </table:table-cell>
          <table:table-cell table:style-name="ce10" office:value-type="string" calcext:value-type="string">
            <text:p>cars per minute</text:p>
          </table:table-cell>
          <table:table-cell table:style-name="ce10" table:number-columns-repeated="11"/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formula="of:=[.AD20]*[.AD20]" office:value-type="float" office:value="0" calcext:value-type="float">
            <text:p>0,00</text:p>
          </table:table-cell>
          <table:table-cell table:style-name="ce5" table:formula="of:=[.AE20]*[.AE20]" office:value-type="float" office:value="0" calcext:value-type="float">
            <text:p>0,00</text:p>
          </table:table-cell>
          <table:table-cell table:style-name="ce5" table:formula="of:=[.AF20]*[.AF20]" office:value-type="float" office:value="15.2809917355372" calcext:value-type="float">
            <text:p>15,28</text:p>
          </table:table-cell>
          <table:table-cell table:style-name="ce5" table:formula="of:=[.AG20]*[.AG20]" office:value-type="float" office:value="11.0892280812444" calcext:value-type="float">
            <text:p>11,09</text:p>
          </table:table-cell>
          <table:table-cell table:style-name="ce5" table:formula="of:=[.AH20]*[.AH20]" office:value-type="float" office:value="14.7456" calcext:value-type="float">
            <text:p>14,75</text:p>
          </table:table-cell>
          <table:table-cell table:number-columns-repeated="990"/>
        </table:table-row>
        <table:table-row table:style-name="ro1">
          <table:table-cell table:style-name="ce14" office:value-type="float" office:value="8.46666666666667" calcext:value-type="float">
            <text:p>8,47</text:p>
          </table:table-cell>
          <table:table-cell table:style-name="ce10" table:number-columns-repeated="12"/>
          <table:table-cell table:number-columns-repeated="4"/>
          <table:table-cell office:value-type="float" office:value="3" calcext:value-type="float">
            <text:p>3</text:p>
          </table:table-cell>
          <table:table-cell table:formula="of:=60+11"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formula="of:=[.AD21]*[.AD21]" office:value-type="float" office:value="0" calcext:value-type="float">
            <text:p>0,00</text:p>
          </table:table-cell>
          <table:table-cell table:style-name="ce5" table:formula="of:=[.AE21]*[.AE21]" office:value-type="float" office:value="0" calcext:value-type="float">
            <text:p>0,00</text:p>
          </table:table-cell>
          <table:table-cell table:style-name="ce5" table:formula="of:=[.AF21]*[.AF21]" office:value-type="float" office:value="0" calcext:value-type="float">
            <text:p>0,00</text:p>
          </table:table-cell>
          <table:table-cell table:style-name="ce5" table:formula="of:=[.AG21]*[.AG21]" office:value-type="float" office:value="28.4094251255794" calcext:value-type="float">
            <text:p>28,41</text:p>
          </table:table-cell>
          <table:table-cell table:style-name="ce5" table:formula="of:=[.AH21]*[.AH21]" office:value-type="float" office:value="34.1056" calcext:value-type="float">
            <text:p>34,11</text:p>
          </table:table-cell>
          <table:table-cell/>
          <table:table-cell table:style-name="ce20" office:value-type="string" calcext:value-type="string">
            <text:p>z</text:p>
          </table:table-cell>
          <table:table-cell office:value-type="float" office:value="1.96" calcext:value-type="float">
            <text:p>1,96</text:p>
          </table:table-cell>
          <table:table-cell table:number-columns-repeated="987"/>
        </table:table-row>
        <table:table-row table:style-name="ro1">
          <table:table-cell table:style-name="ce14" office:value-type="float" office:value="8.53333333333333" calcext:value-type="float">
            <text:p>8,53</text:p>
          </table:table-cell>
          <table:table-cell table:style-name="ce10" table:number-columns-repeated="12"/>
          <table:table-cell table:number-columns-repeated="4"/>
          <table:table-cell office:value-type="float" office:value="92" calcext:value-type="float">
            <text:p>92</text:p>
          </table:table-cell>
          <table:table-cell table:formula="of:=2*60+58" office:value-type="float" office:value="178" calcext:value-type="float">
            <text:p>178</text:p>
          </table:table-cell>
          <table:table-cell table:formula="of:=180+3" office:value-type="float" office:value="183" calcext:value-type="float">
            <text:p>183</text:p>
          </table:table-cell>
          <table:table-cell table:formula="of:=60+51" office:value-type="float" office:value="111" calcext:value-type="float">
            <text:p>11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formula="of:=[.AD22]*[.AD22]" office:value-type="float" office:value="0" calcext:value-type="float">
            <text:p>0,00</text:p>
          </table:table-cell>
          <table:table-cell table:style-name="ce5" table:formula="of:=[.AE22]*[.AE22]" office:value-type="float" office:value="0" calcext:value-type="float">
            <text:p>0,00</text:p>
          </table:table-cell>
          <table:table-cell table:style-name="ce5" table:formula="of:=[.AF22]*[.AF22]" office:value-type="float" office:value="0" calcext:value-type="float">
            <text:p>0,00</text:p>
          </table:table-cell>
          <table:table-cell table:style-name="ce5" table:formula="of:=[.AG22]*[.AG22]" office:value-type="float" office:value="40.0695236477469" calcext:value-type="float">
            <text:p>40,07</text:p>
          </table:table-cell>
          <table:table-cell table:style-name="ce5" table:formula="of:=[.AH22]*[.AH22]" office:value-type="float" office:value="46.7856" calcext:value-type="float">
            <text:p>46,79</text:p>
          </table:table-cell>
          <table:table-cell table:number-columns-repeated="990"/>
        </table:table-row>
        <table:table-row table:style-name="ro1">
          <table:table-cell table:style-name="ce14" office:value-type="float" office:value="7.73333333333333" calcext:value-type="float">
            <text:p>7,73</text:p>
          </table:table-cell>
          <table:table-cell table:style-name="ce10" table:number-columns-repeated="12"/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5" table:formula="of:=[.AD23]*[.AD23]" office:value-type="float" office:value="0" calcext:value-type="float">
            <text:p>0,00</text:p>
          </table:table-cell>
          <table:table-cell table:style-name="ce5" table:formula="of:=[.AE23]*[.AE23]" office:value-type="float" office:value="0" calcext:value-type="float">
            <text:p>0,00</text:p>
          </table:table-cell>
          <table:table-cell table:style-name="ce5" table:formula="of:=[.AF23]*[.AF23]" office:value-type="float" office:value="0" calcext:value-type="float">
            <text:p>0,00</text:p>
          </table:table-cell>
          <table:table-cell table:style-name="ce5" table:formula="of:=[.AG23]*[.AG23]" office:value-type="float" office:value="69.3897206920818" calcext:value-type="float">
            <text:p>69,39</text:p>
          </table:table-cell>
          <table:table-cell table:style-name="ce5" table:formula="of:=[.AH23]*[.AH23]" office:value-type="float" office:value="78.1456" calcext:value-type="float">
            <text:p>78,15</text:p>
          </table:table-cell>
          <table:table-cell table:number-columns-repeated="990"/>
        </table:table-row>
        <table:table-row table:style-name="ro1">
          <table:table-cell table:style-name="ce10" table:number-columns-repeated="13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sum</text:p>
          </table:table-cell>
          <table:table-cell table:style-name="ce5" table:formula="of:=SUM([.AD25:.AD32])" office:value-type="float" office:value="3.96934911242604" calcext:value-type="float">
            <text:p>3,97</text:p>
          </table:table-cell>
          <table:table-cell table:style-name="ce5" table:formula="of:=SUM([.AE25:.AE32])" office:value-type="float" office:value="4.8870690190193" calcext:value-type="float">
            <text:p>4,89</text:p>
          </table:table-cell>
          <table:table-cell table:style-name="ce5" table:formula="of:=SUM([.AF25:.AF32])" office:value-type="float" office:value="18.9338842975207" calcext:value-type="float">
            <text:p>18,93</text:p>
          </table:table-cell>
          <table:table-cell table:style-name="ce5" table:formula="of:=SUM([.AG25:.AG32])" office:value-type="float" office:value="156.713824649955" calcext:value-type="float">
            <text:p>156,71</text:p>
          </table:table-cell>
          <table:table-cell table:style-name="ce5" table:formula="of:=SUM([.AH25:.AH32])" office:value-type="float" office:value="185.9648" calcext:value-type="float">
            <text:p>185,96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This is pretty much the highest Trougput of the day.</text:p>
          </table:table-cell>
          <table:table-cell table:style-name="ce17" table:number-columns-repeated="3"/>
          <table:table-cell table:style-name="ce10" table:number-columns-repeated="9"/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variance</text:p>
          </table:table-cell>
          <table:table-cell table:style-name="ce5" table:formula="of:=[.AD33]/([.AD13]-1)" office:value-type="float" office:value="0.0153256722487492" calcext:value-type="float">
            <text:p>0,02</text:p>
          </table:table-cell>
          <table:table-cell table:style-name="ce5" table:formula="of:=[.AE33]/([.AE13]-1)" office:value-type="float" office:value="0.0116358786167126" calcext:value-type="float">
            <text:p>0,01</text:p>
          </table:table-cell>
          <table:table-cell table:style-name="ce5" table:formula="of:=[.AF33]/([.AF13]-1)" office:value-type="float" office:value="0.291290527654164" calcext:value-type="float">
            <text:p>0,29</text:p>
          </table:table-cell>
          <table:table-cell table:style-name="ce5" table:formula="of:=[.AG33]/([.AG13]-1)" office:value-type="float" office:value="0.77581101311859" calcext:value-type="float">
            <text:p>0,78</text:p>
          </table:table-cell>
          <table:table-cell table:style-name="ce5" table:formula="of:=[.AH33]/([.AH13]-1)" office:value-type="float" office:value="0.195958693361433" calcext:value-type="float">
            <text:p>0,20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float" office:value="129" calcext:value-type="float">
            <text:p>1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sd</text:p>
          </table:table-cell>
          <table:table-cell table:style-name="ce5" table:formula="of:=SQRT([.AD34])" office:value-type="float" office:value="0.123796899188749" calcext:value-type="float">
            <text:p>0,12</text:p>
          </table:table-cell>
          <table:table-cell table:style-name="ce5" table:formula="of:=SQRT([.AE34])" office:value-type="float" office:value="0.107869729844441" calcext:value-type="float">
            <text:p>0,11</text:p>
          </table:table-cell>
          <table:table-cell table:style-name="ce5" table:formula="of:=SQRT([.AF34])" office:value-type="float" office:value="0.539713375463462" calcext:value-type="float">
            <text:p>0,54</text:p>
          </table:table-cell>
          <table:table-cell table:style-name="ce5" table:formula="of:=SQRT([.AG34])" office:value-type="float" office:value="0.880801347137134" calcext:value-type="float">
            <text:p>0,88</text:p>
          </table:table-cell>
          <table:table-cell table:style-name="ce5" table:formula="of:=SQRT([.AH34])" office:value-type="float" office:value="0.442672218872422" calcext:value-type="float">
            <text:p>0,44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formula="of:=120+25"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root of n</text:p>
          </table:table-cell>
          <table:table-cell table:style-name="ce5" table:formula="of:=SQRT([.AD13])" office:value-type="float" office:value="16.1245154965971" calcext:value-type="float">
            <text:p>16,12</text:p>
          </table:table-cell>
          <table:table-cell table:style-name="ce5" table:formula="of:=SQRT([.AE13])" office:value-type="float" office:value="20.5182845286832" calcext:value-type="float">
            <text:p>20,52</text:p>
          </table:table-cell>
          <table:table-cell table:style-name="ce5" table:formula="of:=SQRT([.AF13])" office:value-type="float" office:value="8.12403840463596" calcext:value-type="float">
            <text:p>8,12</text:p>
          </table:table-cell>
          <table:table-cell table:style-name="ce5" table:formula="of:=SQRT([.AG13])" office:value-type="float" office:value="14.247806848775" calcext:value-type="float">
            <text:p>14,25</text:p>
          </table:table-cell>
          <table:table-cell table:style-name="ce5" table:formula="of:=SQRT([.AH13])" office:value-type="float" office:value="30.8220700148449" calcext:value-type="float">
            <text:p>30,82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formula="of:=2*60+24" office:value-type="float" office:value="144" calcext:value-type="float">
            <text:p>1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17"/>
          <table:table-cell table:style-name="ce16" table:number-columns-repeated="5"/>
          <table:table-cell table:number-columns-repeated="990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120+39" office:value-type="float" office:value="159" calcext:value-type="float">
            <text:p>159</text:p>
          </table:table-cell>
          <table:table-cell table:formula="of:=3*60+36" office:value-type="float" office:value="216" calcext:value-type="float">
            <text:p>21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confidence low</text:p>
          </table:table-cell>
          <table:table-cell table:style-name="ce16" table:formula="of:=[.AD14]-[.$AK$30]*([.AD35]/[.AD36])" office:value-type="float" office:value="-0.00735570553085886" calcext:value-type="float">
            <text:p>-0,01</text:p>
          </table:table-cell>
          <table:table-cell table:style-name="ce16" table:formula="of:=[.AE14]-[.$AK$30]*([.AE35]/[.AE36])" office:value-type="float" office:value="0.0086981673501149" calcext:value-type="float">
            <text:p>0,01</text:p>
          </table:table-cell>
          <table:table-cell table:style-name="ce16" table:formula="of:=[.AF14]-[.$AK$30]*([.AF35]/[.AF36])" office:value-type="float" office:value="-0.0393017923019896" calcext:value-type="float">
            <text:p>-0,04</text:p>
          </table:table-cell>
          <table:table-cell table:style-name="ce16" table:formula="of:=[.AG14]-[.$AK$30]*([.AG35]/[.AG36])" office:value-type="float" office:value="0.548783273725835" calcext:value-type="float">
            <text:p>0,55</text:p>
          </table:table-cell>
          <table:table-cell table:style-name="ce16" table:formula="of:=[.AH14]-[.$AK$30]*([.AH35]/[.AH36])" office:value-type="float" office:value="0.131850120755288" calcext:value-type="float">
            <text:p>0,13</text:p>
          </table:table-cell>
          <table:table-cell table:number-columns-repeated="990"/>
        </table:table-row>
        <table:table-row table:style-name="ro1">
          <table:table-cell table:number-columns-repeated="17"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180+14" office:value-type="float" office:value="194" calcext:value-type="float">
            <text:p>194</text:p>
          </table:table-cell>
          <table:table-cell table:formula="of:=2*60+21" office:value-type="float" office:value="141" calcext:value-type="float">
            <text:p>1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confidence high</text:p>
          </table:table-cell>
          <table:table-cell table:style-name="ce16" table:formula="of:=[.AD14]+[.$AK$30]*([.AD35]/[.AD36])" office:value-type="float" office:value="0.0227403209154742" calcext:value-type="float">
            <text:p>0,02</text:p>
          </table:table-cell>
          <table:table-cell table:style-name="ce16" table:formula="of:=[.AE14]+[.$AK$30]*([.AE35]/[.AE36])" office:value-type="float" office:value="0.0293065832437093" calcext:value-type="float">
            <text:p>0,03</text:p>
          </table:table-cell>
          <table:table-cell table:style-name="ce16" table:formula="of:=[.AF14]+[.$AK$30]*([.AF35]/[.AF36])" office:value-type="float" office:value="0.221119974120171" calcext:value-type="float">
            <text:p>0,22</text:p>
          </table:table-cell>
          <table:table-cell table:style-name="ce16" table:formula="of:=[.AG14]+[.$AK$30]*([.AG35]/[.AG36])" office:value-type="float" office:value="0.791118204106677" calcext:value-type="float">
            <text:p>0,79</text:p>
          </table:table-cell>
          <table:table-cell table:style-name="ce16" table:formula="of:=[.AH14]+[.$AK$30]*([.AH35]/[.AH36])" office:value-type="float" office:value="0.188149879244712" calcext:value-type="float">
            <text:p>0,19</text:p>
          </table:table-cell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Troughput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suared</text:p>
          </table:table-cell>
          <table:table-cell table:number-columns-repeated="11"/>
          <table:table-cell table:formula="of:=60*4+17" office:value-type="float" office:value="257" calcext:value-type="float">
            <text:p>25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17" table:number-columns-repeated="6"/>
          <table:table-cell table:number-columns-repeated="990"/>
        </table:table-row>
        <table:table-row table:style-name="ro1">
          <table:table-cell/>
          <table:table-cell table:style-name="ce5" office:value-type="float" office:value="3.53333333333333" calcext:value-type="float">
            <text:p>3,53</text:p>
          </table:table-cell>
          <table:table-cell table:number-columns-repeated="2"/>
          <table:table-cell table:style-name="ce5" table:formula="of:=[.B41]-[.B$55]" office:value-type="float" office:value="-1.82222222222223" calcext:value-type="float">
            <text:p>-1,82</text:p>
          </table:table-cell>
          <table:table-cell table:style-name="ce5" table:formula="of:=[.E41]*[.E41]" office:value-type="float" office:value="3.32049382716051" calcext:value-type="float">
            <text:p>3,32</text:p>
          </table:table-cell>
          <table:table-cell table:number-columns-repeated="11"/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17" table:number-columns-repeated="6"/>
          <table:table-cell table:number-columns-repeated="990"/>
        </table:table-row>
        <table:table-row table:style-name="ro1">
          <table:table-cell/>
          <table:table-cell table:style-name="ce5" office:value-type="float" office:value="3.26666666666667" calcext:value-type="float">
            <text:p>3,27</text:p>
          </table:table-cell>
          <table:table-cell table:number-columns-repeated="2"/>
          <table:table-cell table:style-name="ce5" table:formula="of:=[.B42]-[.B$55]" office:value-type="float" office:value="-2.08888888888889" calcext:value-type="float">
            <text:p>-2,09</text:p>
          </table:table-cell>
          <table:table-cell table:style-name="ce5" table:formula="of:=[.E42]*[.E42]" office:value-type="float" office:value="4.36345679012345" calcext:value-type="float">
            <text:p>4,36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Gerundet auf 2 Nachkommastellen! (deshalb ein paar 0,00)</text:p>
          </table:table-cell>
          <table:table-cell table:style-name="ce17" table:number-columns-repeated="5"/>
          <table:table-cell table:number-columns-repeated="990"/>
        </table:table-row>
        <table:table-row table:style-name="ro1">
          <table:table-cell/>
          <table:table-cell table:style-name="ce5" office:value-type="float" office:value="4.06666666666667" calcext:value-type="float">
            <text:p>4,07</text:p>
          </table:table-cell>
          <table:table-cell table:number-columns-repeated="2"/>
          <table:table-cell table:style-name="ce5" table:formula="of:=[.B43]-[.B$55]" office:value-type="float" office:value="-1.28888888888889" calcext:value-type="float">
            <text:p>-1,29</text:p>
          </table:table-cell>
          <table:table-cell table:style-name="ce5" table:formula="of:=[.E43]*[.E43]" office:value-type="float" office:value="1.66123456790123" calcext:value-type="float">
            <text:p>1,66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180+18" office:value-type="float" office:value="198" calcext:value-type="float">
            <text:p>19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style-name="ce17" table:number-columns-repeated="6"/>
          <table:table-cell table:number-columns-repeated="990"/>
        </table:table-row>
        <table:table-row table:style-name="ro1">
          <table:table-cell/>
          <table:table-cell table:style-name="ce5" office:value-type="float" office:value="4" calcext:value-type="float">
            <text:p>4,00</text:p>
          </table:table-cell>
          <table:table-cell table:number-columns-repeated="2"/>
          <table:table-cell table:style-name="ce5" table:formula="of:=[.B44]-[.B$55]" office:value-type="float" office:value="-1.35555555555556" calcext:value-type="float">
            <text:p>-1,36</text:p>
          </table:table-cell>
          <table:table-cell table:style-name="ce5" table:formula="of:=[.E44]*[.E44]" office:value-type="float" office:value="1.83753086419753" calcext:value-type="float">
            <text:p>1,84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2*60+48" office:value-type="float" office:value="168" calcext:value-type="float">
            <text:p>16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6.8" calcext:value-type="float">
            <text:p>6,80</text:p>
          </table:table-cell>
          <table:table-cell table:number-columns-repeated="2"/>
          <table:table-cell table:style-name="ce5" table:formula="of:=[.B45]-[.B$55]" office:value-type="float" office:value="1.44444444444444" calcext:value-type="float">
            <text:p>1,44</text:p>
          </table:table-cell>
          <table:table-cell table:style-name="ce5" table:formula="of:=[.E45]*[.E45]" office:value-type="float" office:value="2.08641975308642" calcext:value-type="float">
            <text:p>2,09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5.86666666666667" calcext:value-type="float">
            <text:p>5,87</text:p>
          </table:table-cell>
          <table:table-cell table:number-columns-repeated="2"/>
          <table:table-cell table:style-name="ce5" table:formula="of:=[.B46]-[.B$55]" office:value-type="float" office:value="0.511111111111113" calcext:value-type="float">
            <text:p>0,51</text:p>
          </table:table-cell>
          <table:table-cell table:style-name="ce5" table:formula="of:=[.E46]*[.E46]" office:value-type="float" office:value="0.261234567901236" calcext:value-type="float">
            <text:p>0,26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formula="of:=2*60+22" office:value-type="float" office:value="142" calcext:value-type="float">
            <text:p>1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7.86666666666667" calcext:value-type="float">
            <text:p>7,87</text:p>
          </table:table-cell>
          <table:table-cell table:number-columns-repeated="2"/>
          <table:table-cell table:style-name="ce5" table:formula="of:=[.B47]-[.B$55]" office:value-type="float" office:value="2.51111111111111" calcext:value-type="float">
            <text:p>2,51</text:p>
          </table:table-cell>
          <table:table-cell table:style-name="ce5" table:formula="of:=[.E47]*[.E47]" office:value-type="float" office:value="6.30567901234569" calcext:value-type="float">
            <text:p>6,31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3*60+26" office:value-type="float" office:value="206" calcext:value-type="float">
            <text:p>20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6.33333333333333" calcext:value-type="float">
            <text:p>6,33</text:p>
          </table:table-cell>
          <table:table-cell table:number-columns-repeated="2"/>
          <table:table-cell table:style-name="ce5" table:formula="of:=[.B48]-[.B$55]" office:value-type="float" office:value="0.977777777777773" calcext:value-type="float">
            <text:p>0,98</text:p>
          </table:table-cell>
          <table:table-cell table:style-name="ce5" table:formula="of:=[.E48]*[.E48]" office:value-type="float" office:value="0.956049382716041" calcext:value-type="float">
            <text:p>0,9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5.33333333333333" calcext:value-type="float">
            <text:p>5,33</text:p>
          </table:table-cell>
          <table:table-cell table:number-columns-repeated="2"/>
          <table:table-cell table:style-name="ce5" table:formula="of:=[.B49]-[.B$55]" office:value-type="float" office:value="-0.0222222222222266" calcext:value-type="float">
            <text:p>-0,02</text:p>
          </table:table-cell>
          <table:table-cell table:style-name="ce5" table:formula="of:=[.E49]*[.E49]" office:value-type="float" office:value="0.000493827160494021" calcext:value-type="float">
            <text:p>0,00</text:p>
          </table:table-cell>
          <table:table-cell table:number-columns-repeated="11"/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120+58" office:value-type="float" office:value="178" calcext:value-type="float">
            <text:p>17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5.66666666666667" calcext:value-type="float">
            <text:p>5,67</text:p>
          </table:table-cell>
          <table:table-cell table:number-columns-repeated="2"/>
          <table:table-cell table:style-name="ce5" table:formula="of:=[.B50]-[.B$55]" office:value-type="float" office:value="0.311111111111113" calcext:value-type="float">
            <text:p>0,31</text:p>
          </table:table-cell>
          <table:table-cell table:style-name="ce5" table:formula="of:=[.E50]*[.E50]" office:value-type="float" office:value="0.0967901234567911" calcext:value-type="float">
            <text:p>0,10</text:p>
          </table:table-cell>
          <table:table-cell table:number-columns-repeated="11"/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4.86666666666667" calcext:value-type="float">
            <text:p>4,87</text:p>
          </table:table-cell>
          <table:table-cell table:number-columns-repeated="2"/>
          <table:table-cell table:style-name="ce5" table:formula="of:=[.B51]-[.B$55]" office:value-type="float" office:value="-0.488888888888887" calcext:value-type="float">
            <text:p>-0,49</text:p>
          </table:table-cell>
          <table:table-cell table:style-name="ce5" table:formula="of:=[.E51]*[.E51]" office:value-type="float" office:value="0.239012345679011" calcext:value-type="float">
            <text:p>0,24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6.66666666666667" calcext:value-type="float">
            <text:p>6,67</text:p>
          </table:table-cell>
          <table:table-cell table:number-columns-repeated="2"/>
          <table:table-cell table:style-name="ce5" table:formula="of:=[.B52]-[.B$55]" office:value-type="float" office:value="1.31111111111111" calcext:value-type="float">
            <text:p>1,31</text:p>
          </table:table-cell>
          <table:table-cell table:style-name="ce5" table:formula="of:=[.E52]*[.E52]" office:value-type="float" office:value="1.71901234567902" calcext:value-type="float">
            <text:p>1,72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formula="of:=120+46"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41" calcext:value-type="float">
            <text:p>24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mean</text:p>
          </table:table-cell>
          <table:table-cell table:style-name="ce5" table:formula="of:=AVERAGE([.B41:.B52])" office:value-type="float" office:value="5.35555555555556" calcext:value-type="float">
            <text:p>5,36</text:p>
          </table:table-cell>
          <table:table-cell table:number-columns-repeated="2"/>
          <table:table-cell table:style-name="ce7" office:value-type="string" calcext:value-type="string">
            <text:p>Sum</text:p>
          </table:table-cell>
          <table:table-cell table:style-name="ce5" table:formula="of:=SUM([.F41:.F52])" office:value-type="float" office:value="22.8474074074074" calcext:value-type="float">
            <text:p>22,85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variance</text:p>
          </table:table-cell>
          <table:table-cell table:style-name="ce5" table:formula="of:=[.F55]/11" office:value-type="float" office:value="2.07703703703704" calcext:value-type="float">
            <text:p>2,08</text:p>
          </table:table-cell>
          <table:table-cell table:number-columns-repeated="2"/>
          <table:table-cell table:style-name="ce7" office:value-type="string" calcext:value-type="string">
            <text:p>root</text:p>
          </table:table-cell>
          <table:table-cell table:style-name="ce5" table:formula="of:=SQRT([.F55])" office:value-type="float" office:value="4.77989617119529" calcext:value-type="float">
            <text:p>4,78</text:p>
          </table:table-cell>
          <table:table-cell table:number-columns-repeated="11"/>
          <table:table-cell table:formula="of:=120+57"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z</text:p>
          </table:table-cell>
          <table:table-cell table:style-name="ce5" office:value-type="float" office:value="1.96" calcext:value-type="float">
            <text:p>1,96</text:p>
          </table:table-cell>
          <table:table-cell table:number-columns-repeated="2"/>
          <table:table-cell table:style-name="ce7" office:value-type="string" calcext:value-type="string">
            <text:p>root of n</text:p>
          </table:table-cell>
          <table:table-cell table:style-name="ce5" table:formula="of:=SQRT(12)" office:value-type="float" office:value="3.46410161513775" calcext:value-type="float">
            <text:p>3,46</text:p>
          </table:table-cell>
          <table:table-cell table:number-columns-repeated="11"/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confidence high</text:p>
          </table:table-cell>
          <table:table-cell table:style-name="ce5" table:formula="of:=[.B55]+[.B57]*([.F56]/[.F57])" office:value-type="float" office:value="8.06003640987086" calcext:value-type="float">
            <text:p>8,06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confidence low</text:p>
          </table:table-cell>
          <table:table-cell table:style-name="ce5" table:formula="of:=[.B55]-[.B57]*([.F56]/[.F57])" office:value-type="float" office:value="2.65107470124025" calcext:value-type="float">
            <text:p>2,65</text:p>
          </table:table-cell>
          <table:table-cell table:number-columns-repeated="15"/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formula="of:=58+60"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/>
          <table:table-cell table:formula="of:=120+50" office:value-type="float" office:value="170" calcext:value-type="float">
            <text:p>17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table:number-columns-repeated="17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formula="of:=60+53" office:value-type="float" office:value="113" calcext:value-type="float">
            <text:p>1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1005"/>
        </table:table-row>
      </table:table>
      <table:table table:name="Tabelle2" table:style-name="ta1">
        <table:shapes>
          <draw:frame draw:z-index="0" draw:style-name="gr1" draw:text-style-name="P1" svg:width="10.205cm" svg:height="7.065cm" svg:x="6.868cm" svg:y="6.481cm">
            <draw:object draw:notify-on-update-of-ranges="Tabelle2.F2:Tabelle2.F10 Tabelle2.E2:Tabelle2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736cm" svg:height="6.508cm" svg:x="22.335cm" svg:y="1.248cm">
            <draw:object draw:notify-on-update-of-ranges="Tabelle2.E2:Tabelle2.E10 Tabelle2.G2:Tabelle2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92cm" svg:height="7.278cm" svg:x="21.015cm" svg:y="9.669cm">
            <draw:object draw:notify-on-update-of-ranges="Tabelle2.F2:Tabelle2.F10 Tabelle2.G2:Tabelle2.G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table:style-name="ce20" office:value-type="string" calcext:value-type="string">
            <text:p>prop to come from</text:p>
          </table:table-cell>
          <table:table-cell table:style-name="ce20" office:value-type="string" calcext:value-type="string">
            <text:p>prop to go to</text:p>
          </table:table-cell>
          <table:table-cell table:style-name="ce20" office:value-type="string" calcext:value-type="string">
            <text:p>average inter arrival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B(E) → B(W)</text:p>
          </table:table-cell>
          <table:table-cell table:style-name="ce13" office:value-type="float" office:value="0.182572614107884" calcext:value-type="float">
            <text:p>0,1826</text:p>
          </table:table-cell>
          <table:table-cell/>
          <table:table-cell table:style-name="ce20" office:value-type="string" calcext:value-type="string">
            <text:p>B(E)</text:p>
          </table:table-cell>
          <table:table-cell table:style-name="ce5" table:formula="of:=[.B2]+[.B3]+[.B4]+[.B5]" office:value-type="float" office:value="0.447095435684647" calcext:value-type="float">
            <text:p>0,45</text:p>
          </table:table-cell>
          <table:table-cell table:style-name="ce16" office:value-type="float" office:value="0.3" calcext:value-type="float">
            <text:p>0,30</text:p>
          </table:table-cell>
          <table:table-cell table:style-name="ce5" office:value-type="float" office:value="24.2622950819672" calcext:value-type="float">
            <text:p>24,26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B(E) → S</text:p>
          </table:table-cell>
          <table:table-cell table:style-name="ce13" office:value-type="float" office:value="0.0176348547717842" calcext:value-type="float">
            <text:p>0,0176</text:p>
          </table:table-cell>
          <table:table-cell/>
          <table:table-cell table:style-name="ce20"/>
          <table:table-cell table:style-name="ce5" table:number-columns-repeated="3"/>
          <table:table-cell table:number-columns-repeated="5"/>
        </table:table-row>
        <table:table-row table:style-name="ro1">
          <table:table-cell table:style-name="ce20" office:value-type="string" calcext:value-type="string">
            <text:p>B(E) → W</text:p>
          </table:table-cell>
          <table:table-cell table:style-name="ce13" office:value-type="float" office:value="0.0964730290456432" calcext:value-type="float">
            <text:p>0,0965</text:p>
          </table:table-cell>
          <table:table-cell/>
          <table:table-cell table:style-name="ce20" office:value-type="string" calcext:value-type="string">
            <text:p>B(W)</text:p>
          </table:table-cell>
          <table:table-cell table:style-name="ce5" table:formula="of:=[.B6]+[.B7]+[.B8]" office:value-type="float" office:value="0.267634854771784" calcext:value-type="float">
            <text:p>0,27</text:p>
          </table:table-cell>
          <table:table-cell table:style-name="ce5" table:formula="of:=[.B2]+[.B9]+[.B12]" office:value-type="float" office:value="0.230290456431535" calcext:value-type="float">
            <text:p>0,23</text:p>
          </table:table-cell>
          <table:table-cell table:style-name="ce5" office:value-type="float" office:value="40.8803088803089" calcext:value-type="float">
            <text:p>40,88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B(E) → R</text:p>
          </table:table-cell>
          <table:table-cell table:style-name="ce13" office:value-type="float" office:value="0.150414937759336" calcext:value-type="float">
            <text:p>0,1504</text:p>
          </table:table-cell>
          <table:table-cell/>
          <table:table-cell table:style-name="ce20"/>
          <table:table-cell table:style-name="ce5" table:number-columns-repeated="3"/>
          <table:table-cell table:number-columns-repeated="5"/>
        </table:table-row>
        <table:table-row table:style-name="ro1">
          <table:table-cell table:style-name="ce20" office:value-type="string" calcext:value-type="string">
            <text:p>B(W) → S</text:p>
          </table:table-cell>
          <table:table-cell table:style-name="ce13" office:value-type="float" office:value="0.0176348547717842" calcext:value-type="float">
            <text:p>0,0176</text:p>
          </table:table-cell>
          <table:table-cell/>
          <table:table-cell table:style-name="ce20" office:value-type="string" calcext:value-type="string">
            <text:p>S</text:p>
          </table:table-cell>
          <table:table-cell table:style-name="ce5" table:formula="of:=[.B9]+[.B10]+[.B11]" office:value-type="float" office:value="0.0715767634854771" calcext:value-type="float">
            <text:p>0,07</text:p>
          </table:table-cell>
          <table:table-cell table:style-name="ce5" table:formula="of:=[.B3]+[.B6]+[.B13]" office:value-type="float" office:value="0.0466804979253111" calcext:value-type="float">
            <text:p>0,05</text:p>
          </table:table-cell>
          <table:table-cell table:style-name="ce5" office:value-type="float" office:value="187.8" calcext:value-type="float">
            <text:p>187,80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B(W) → W</text:p>
          </table:table-cell>
          <table:table-cell table:style-name="ce13" office:value-type="float" office:value="0.0653526970954357" calcext:value-type="float">
            <text:p>0,0654</text:p>
          </table:table-cell>
          <table:table-cell/>
          <table:table-cell table:style-name="ce20"/>
          <table:table-cell table:style-name="ce5" table:number-columns-repeated="3"/>
          <table:table-cell table:number-columns-repeated="5"/>
        </table:table-row>
        <table:table-row table:style-name="ro1">
          <table:table-cell table:style-name="ce20" office:value-type="string" calcext:value-type="string">
            <text:p>B(W) → R</text:p>
          </table:table-cell>
          <table:table-cell table:style-name="ce13" office:value-type="float" office:value="0.184647302904564" calcext:value-type="float">
            <text:p>0,1846</text:p>
          </table:table-cell>
          <table:table-cell/>
          <table:table-cell table:style-name="ce20" office:value-type="string" calcext:value-type="string">
            <text:p>W</text:p>
          </table:table-cell>
          <table:table-cell table:style-name="ce5" table:formula="of:=[.B12]+[.B13]+[.B14]" office:value-type="float" office:value="0.213692946058091" calcext:value-type="float">
            <text:p>0,21</text:p>
          </table:table-cell>
          <table:table-cell table:style-name="ce5" table:formula="of:=[.B4]+[.B7]+[.B10]" office:value-type="float" office:value="0.196058091286307" calcext:value-type="float">
            <text:p>0,20</text:p>
          </table:table-cell>
          <table:table-cell table:style-name="ce5" office:value-type="float" office:value="51.8522167487685" calcext:value-type="float">
            <text:p>51,85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S → B(W)</text:p>
          </table:table-cell>
          <table:table-cell table:style-name="ce13" office:value-type="float" office:value="0.00933609958506224" calcext:value-type="float">
            <text:p>0,0093</text:p>
          </table:table-cell>
          <table:table-cell/>
          <table:table-cell table:style-name="ce20"/>
          <table:table-cell table:style-name="ce5" table:number-columns-repeated="3"/>
          <table:table-cell table:number-columns-repeated="5"/>
        </table:table-row>
        <table:table-row table:style-name="ro1">
          <table:table-cell table:style-name="ce20" office:value-type="string" calcext:value-type="string">
            <text:p>S -&gt; W</text:p>
          </table:table-cell>
          <table:table-cell table:style-name="ce13" office:value-type="float" office:value="0.0342323651452282" calcext:value-type="float">
            <text:p>0,0342</text:p>
          </table:table-cell>
          <table:table-cell/>
          <table:table-cell table:style-name="ce20" office:value-type="string" calcext:value-type="string">
            <text:p>R</text:p>
          </table:table-cell>
          <table:table-cell table:style-name="ce16" office:value-type="float" office:value="0.7" calcext:value-type="float">
            <text:p>0,70</text:p>
          </table:table-cell>
          <table:table-cell table:style-name="ce5" table:formula="of:=[.B5]+[.B8]+[.B11]+[.B14]" office:value-type="float" office:value="0.526970954356846" calcext:value-type="float">
            <text:p>0,53</text:p>
          </table:table-cell>
          <table:table-cell table:style-name="ce16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S → R</text:p>
          </table:table-cell>
          <table:table-cell table:style-name="ce13" office:value-type="float" office:value="0.0280082987551867" calcext:value-type="float">
            <text:p>0,0280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W → B(W)</text:p>
          </table:table-cell>
          <table:table-cell table:style-name="ce13" office:value-type="float" office:value="0.0383817427385892" calcext:value-type="float">
            <text:p>0,0384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W → S</text:p>
          </table:table-cell>
          <table:table-cell table:style-name="ce13" office:value-type="float" office:value="0.0114107883817427" calcext:value-type="float">
            <text:p>0,0114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W → R</text:p>
          </table:table-cell>
          <table:table-cell table:style-name="ce13" office:value-type="float" office:value="0.163900414937759" calcext:value-type="float">
            <text:p>0,1639</text:p>
          </table:table-cell>
          <table:table-cell table:number-columns-repeated="10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style-name="ce24" office:value-type="string" calcext:value-type="string">
            <text:p>Rottendorfer 2 Way</text:p>
          </table:table-cell>
          <table:table-cell table:style-name="ce17"/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7" office:value-type="string" calcext:value-type="string">
            <text:p>Average Inter-Arrival for Rottendorfer would be pretty small</text:p>
          </table:table-cell>
          <table:table-cell table:style-name="ce17" table:number-columns-repeated="4"/>
          <table:table-cell table:number-columns-repeated="7"/>
        </table:table-row>
        <table:table-row table:style-name="ro1">
          <table:table-cell table:style-name="ce17" office:value-type="string" calcext:value-type="string">
            <text:p>10 seconds average</text:p>
          </table:table-cell>
          <table:table-cell table:style-name="ce17" table:number-columns-repeated="4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obability to come from Rottendorfer there would be very high (also leads to main road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re is no sum of 1 right now but this is only meant to give an impression!</text:p>
          </table:table-cell>
          <table:table-cell table:number-columns-repeated="9"/>
          <table:table-cell table:style-name="ce20"/>
          <table:table-cell table:style-name="ce13"/>
        </table:table-row>
        <table:table-row table:style-name="ro1">
          <table:table-cell table:number-columns-repeated="10"/>
          <table:table-cell table:style-name="ce20"/>
          <table:table-cell table:style-name="ce13"/>
        </table:table-row>
        <table:table-row table:style-name="ro1">
          <table:table-cell office:value-type="string" calcext:value-type="string">
            <text:p>Turning probabilities for R into the other streets are estimated by looking at the turning probabilities of the other streets:</text:p>
          </table:table-cell>
          <table:table-cell table:number-columns-repeated="9"/>
          <table:table-cell table:style-name="ce20"/>
          <table:table-cell table:style-name="ce13"/>
        </table:table-row>
        <table:table-row table:style-name="ro1">
          <table:table-cell office:value-type="string" calcext:value-type="string">
            <text:p>R always has the hightest value but obviously it cannot turn into itself.</text:p>
          </table:table-cell>
          <table:table-cell table:number-columns-repeated="9"/>
          <table:table-cell table:style-name="ce20"/>
          <table:table-cell table:style-name="ce13"/>
        </table:table-row>
        <table:table-row table:style-name="ro1">
          <table:table-cell office:value-type="string" calcext:value-type="string">
            <text:p>S is always lowest frequented. Significantly lover than the other option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tween B(W) and W some streets favor one, some the other. So for R we will assume it favors them the same amount</text:p>
          </table:table-cell>
          <table:table-cell table:number-columns-repeated="9"/>
          <table:table-cell table:style-name="ce20"/>
          <table:table-cell table:style-name="ce13"/>
        </table:table-row>
        <table:table-row table:style-name="ro1" table:number-rows-repeated="2">
          <table:table-cell table:number-columns-repeated="10"/>
          <table:table-cell table:style-name="ce20"/>
          <table:table-cell table:style-name="ce13"/>
        </table:table-row>
        <table:table-row table:style-name="ro1">
          <table:table-cell table:style-name="ce27" office:value-type="string" calcext:value-type="string">
            <text:p>From R to:</text:p>
          </table:table-cell>
          <table:table-cell table:style-name="ce17"/>
          <table:table-cell table:number-columns-repeated="10"/>
        </table:table-row>
        <table:table-row table:style-name="ro1">
          <table:table-cell table:style-name="ce17" office:value-type="string" calcext:value-type="string">
            <text:p>B(W)</text:p>
          </table:table-cell>
          <table:table-cell table:style-name="ce31" office:value-type="percentage" office:value="0.4" calcext:value-type="percentage">
            <text:p>40,00 %</text:p>
          </table:table-cell>
          <table:table-cell table:number-columns-repeated="8"/>
          <table:table-cell table:style-name="ce20"/>
          <table:table-cell table:style-name="ce13"/>
        </table:table-row>
        <table:table-row table:style-name="ro1">
          <table:table-cell table:style-name="ce17" office:value-type="string" calcext:value-type="string">
            <text:p>S</text:p>
          </table:table-cell>
          <table:table-cell table:style-name="ce31" office:value-type="percentage" office:value="0.2" calcext:value-type="percentage">
            <text:p>20,00 %</text:p>
          </table:table-cell>
          <table:table-cell table:number-columns-repeated="8"/>
          <table:table-cell table:style-name="ce20"/>
          <table:table-cell table:style-name="ce13"/>
        </table:table-row>
        <table:table-row table:style-name="ro1">
          <table:table-cell table:style-name="ce17" office:value-type="string" calcext:value-type="string">
            <text:p>W</text:p>
          </table:table-cell>
          <table:table-cell table:style-name="ce31" office:value-type="percentage" office:value="0.4" calcext:value-type="percentage">
            <text:p>40,00 %</text:p>
          </table:table-cell>
          <table:table-cell table:number-columns-repeated="8"/>
          <table:table-cell table:style-name="ce20"/>
          <table:table-cell table:style-name="ce13"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10"/>
          <table:table-cell table:style-name="ce20"/>
          <table:table-cell table:style-name="ce13"/>
        </table:table-row>
        <table:table-row table:style-name="ro1">
          <table:table-cell/>
          <table:table-cell table:style-name="ce10" table:number-columns-repeated="2"/>
          <table:table-cell table:number-columns-repeated="7"/>
          <table:table-cell table:style-name="ce20"/>
          <table:table-cell table:style-name="ce13"/>
        </table:table-row>
        <table:table-row table:style-name="ro1">
          <table:table-cell table:number-columns-repeated="10"/>
          <table:table-cell table:style-name="ce20"/>
          <table:table-cell table:style-name="ce1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32"/>
          <table:table-cell/>
          <table:table-cell table:style-name="ce14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20"/>
          <table:table-cell table:style-name="ce32"/>
          <table:table-cell/>
          <table:table-cell table:style-name="ce35"/>
          <table:table-cell table:style-name="ce10" table:number-columns-repeated="3"/>
          <table:table-cell table:number-columns-repeated="5"/>
        </table:table-row>
        <table:table-row table:style-name="ro1">
          <table:table-cell table:style-name="ce20"/>
          <table:table-cell table:style-name="ce32"/>
          <table:table-cell/>
          <table:table-cell table:style-name="ce5"/>
          <table:table-cell table:number-columns-repeated="8"/>
        </table:table-row>
        <table:table-row table:style-name="ro1">
          <table:table-cell table:style-name="ce24" office:value-type="string" calcext:value-type="string">
            <text:p>Braunschweiger (E) 2-Way</text:p>
          </table:table-cell>
          <table:table-cell table:style-name="ce33"/>
          <table:table-cell/>
          <table:table-cell table:style-name="ce5"/>
          <table:table-cell table:number-columns-repeated="8"/>
        </table:table-row>
        <table:table-row table:style-name="ro1">
          <table:table-cell/>
          <table:table-cell table:style-name="ce32"/>
          <table:table-cell/>
          <table:table-cell table:style-name="ce5"/>
          <table:table-cell table:style-name="ce20"/>
          <table:table-cell table:number-columns-repeated="7"/>
        </table:table-row>
        <table:table-row table:style-name="ro1">
          <table:table-cell table:style-name="ce28" office:value-type="string" calcext:value-type="string">
            <text:p>Turning probabilities for every street will have to change!</text:p>
          </table:table-cell>
          <table:table-cell table:style-name="ce32"/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Lowering all probabilities to get a sum of 1 back!</text:p>
          </table:table-cell>
          <table:table-cell/>
          <table:table-cell table:style-name="ce34"/>
          <table:table-cell table:style-name="ce5"/>
          <table:table-cell table:style-name="ce36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B(E)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3"/>
          <table:table-cell table:style-name="ce34"/>
          <table:table-cell table:number-columns-repeated="6"/>
        </table:table-row>
        <table:table-row table:style-name="ro1">
          <table:table-cell table:style-name="ce20"/>
          <table:table-cell table:style-name="ce5"/>
          <table:table-cell table:number-columns-repeated="3"/>
          <table:table-cell table:style-name="ce34"/>
          <table:table-cell table:number-columns-repeated="6"/>
        </table:table-row>
        <table:table-row table:style-name="ro1">
          <table:table-cell table:style-name="ce20" office:value-type="string" calcext:value-type="string">
            <text:p>B(W)</text:p>
          </table:table-cell>
          <table:table-cell table:style-name="ce5" office:value-type="float" office:value="0.18" calcext:value-type="float">
            <text:p>0,18</text:p>
          </table:table-cell>
          <table:table-cell table:number-columns-repeated="2"/>
          <table:table-cell table:style-name="ce24" office:value-type="string" calcext:value-type="string">
            <text:p>Estimates for Anylogic:</text:p>
          </table:table-cell>
          <table:table-cell table:style-name="ce31"/>
          <table:table-cell table:number-columns-repeated="6"/>
        </table:table-row>
        <table:table-row table:style-name="ro1">
          <table:table-cell table:style-name="ce20"/>
          <table:table-cell table:style-name="ce5"/>
          <table:table-cell table:number-columns-repeated="2"/>
          <table:table-cell table:style-name="ce17" table:number-columns-repeated="2"/>
          <table:table-cell table:number-columns-repeated="6"/>
        </table:table-row>
        <table:table-row table:style-name="ro1">
          <table:table-cell table:style-name="ce20" office:value-type="string" calcext:value-type="string">
            <text:p>S</text:p>
          </table:table-cell>
          <table:table-cell table:style-name="ce5" office:value-type="float" office:value="0.03" calcext:value-type="float">
            <text:p>0,03</text:p>
          </table:table-cell>
          <table:table-cell table:number-columns-repeated="2"/>
          <table:table-cell table:style-name="ce27" office:value-type="string" calcext:value-type="string">
            <text:p>From B(E) to:</text:p>
          </table:table-cell>
          <table:table-cell table:style-name="ce17"/>
          <table:table-cell table:number-columns-repeated="6"/>
        </table:table-row>
        <table:table-row table:style-name="ro1">
          <table:table-cell table:style-name="ce20"/>
          <table:table-cell table:style-name="ce5"/>
          <table:table-cell table:number-columns-repeated="2"/>
          <table:table-cell table:style-name="ce17" office:value-type="string" calcext:value-type="string">
            <text:p>B(W)</text:p>
          </table:table-cell>
          <table:table-cell table:style-name="ce31" office:value-type="percentage" office:value="0.4" calcext:value-type="percentage">
            <text:p>40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W</text:p>
          </table:table-cell>
          <table:table-cell table:style-name="ce5" office:value-type="float" office:value="0.13" calcext:value-type="float">
            <text:p>0,13</text:p>
          </table:table-cell>
          <table:table-cell table:number-columns-repeated="2"/>
          <table:table-cell table:style-name="ce17" office:value-type="string" calcext:value-type="string">
            <text:p>S</text:p>
          </table:table-cell>
          <table:table-cell table:style-name="ce31" office:value-type="percentage" office:value="0.02" calcext:value-type="percentage">
            <text:p>2,00 %</text:p>
          </table:table-cell>
          <table:table-cell table:number-columns-repeated="6"/>
        </table:table-row>
        <table:table-row table:style-name="ro1">
          <table:table-cell table:style-name="ce20"/>
          <table:table-cell table:style-name="ce5"/>
          <table:table-cell table:number-columns-repeated="2"/>
          <table:table-cell table:style-name="ce17" office:value-type="string" calcext:value-type="string">
            <text:p>W</text:p>
          </table:table-cell>
          <table:table-cell table:style-name="ce31" office:value-type="percentage" office:value="0.18" calcext:value-type="percentage">
            <text:p>18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</text:p>
          </table:table-cell>
          <table:table-cell table:style-name="ce5" office:value-type="float" office:value="0.41" calcext:value-type="float">
            <text:p>0,41</text:p>
          </table:table-cell>
          <table:table-cell table:number-columns-repeated="2"/>
          <table:table-cell table:style-name="ce17" office:value-type="string" calcext:value-type="string">
            <text:p>R</text:p>
          </table:table-cell>
          <table:table-cell table:style-name="ce31" office:value-type="percentage" office:value="0.4" calcext:value-type="percentage">
            <text:p>40,00 %</text:p>
          </table:table-cell>
          <table:table-cell office:value-type="string" calcext:value-type="string">
            <text:p>(die könnte man aber auch unverändert lasse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66:.B74])"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ce31"/>
          <table:table-cell table:number-columns-repeated="6"/>
        </table:table-row>
        <table:table-row table:style-name="ro1">
          <table:table-cell table:number-columns-repeated="4"/>
          <table:table-cell table:style-name="ce27" office:value-type="string" calcext:value-type="string">
            <text:p>From S to:</text:p>
          </table:table-cell>
          <table:table-cell table:style-name="ce31"/>
          <table:table-cell table:number-columns-repeated="6"/>
        </table:table-row>
        <table:table-row table:style-name="ro1">
          <table:table-cell table:style-name="ce20" office:value-type="string" calcext:value-type="string">
            <text:p>B(E) → B(W)</text:p>
          </table:table-cell>
          <table:table-cell table:style-name="ce5" office:value-type="float" office:value="0.15" calcext:value-type="float">
            <text:p>0,15</text:p>
          </table:table-cell>
          <table:table-cell table:number-columns-repeated="2"/>
          <table:table-cell table:style-name="ce17" office:value-type="string" calcext:value-type="string">
            <text:p>B(W)</text:p>
          </table:table-cell>
          <table:table-cell table:style-name="ce31" office:value-type="percentage" office:value="0.15" calcext:value-type="percentage">
            <text:p>15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S → B(W)</text:p>
          </table:table-cell>
          <table:table-cell table:style-name="ce5" office:value-type="float" office:value="0.01" calcext:value-type="float">
            <text:p>0,01</text:p>
          </table:table-cell>
          <table:table-cell/>
          <table:table-cell table:style-name="ce5"/>
          <table:table-cell table:style-name="ce17" office:value-type="string" calcext:value-type="string">
            <text:p>W</text:p>
          </table:table-cell>
          <table:table-cell table:style-name="ce31" office:value-type="percentage" office:value="0.15" calcext:value-type="percentage">
            <text:p>15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W → B(W)</text:p>
          </table:table-cell>
          <table:table-cell table:style-name="ce5" office:value-type="float" office:value="0.02" calcext:value-type="float">
            <text:p>0,02</text:p>
          </table:table-cell>
          <table:table-cell/>
          <table:table-cell table:style-name="ce5"/>
          <table:table-cell table:style-name="ce17" office:value-type="string" calcext:value-type="string">
            <text:p>R</text:p>
          </table:table-cell>
          <table:table-cell table:style-name="ce31" office:value-type="percentage" office:value="0.4" calcext:value-type="percentage">
            <text:p>40,00 %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ce17" office:value-type="string" calcext:value-type="string">
            <text:p>B(E)</text:p>
          </table:table-cell>
          <table:table-cell table:style-name="ce31" office:value-type="percentage" office:value="0.3" calcext:value-type="percentage">
            <text:p>30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(E) → S</text:p>
          </table:table-cell>
          <table:table-cell table:style-name="ce5" office:value-type="float" office:value="0.01" calcext:value-type="float">
            <text:p>0,01</text:p>
          </table:table-cell>
          <table:table-cell/>
          <table:table-cell table:style-name="ce14"/>
          <table:table-cell table:style-name="ce17"/>
          <table:table-cell table:style-name="ce31"/>
          <table:table-cell table:style-name="ce10"/>
          <table:table-cell table:number-columns-repeated="5"/>
        </table:table-row>
        <table:table-row table:style-name="ro1">
          <table:table-cell table:style-name="ce20" office:value-type="string" calcext:value-type="string">
            <text:p>B(W) → S</text:p>
          </table:table-cell>
          <table:table-cell table:style-name="ce5" office:value-type="float" office:value="0.01" calcext:value-type="float">
            <text:p>0,01</text:p>
          </table:table-cell>
          <table:table-cell/>
          <table:table-cell table:style-name="ce35"/>
          <table:table-cell table:style-name="ce27" office:value-type="string" calcext:value-type="string">
            <text:p>From W to:</text:p>
          </table:table-cell>
          <table:table-cell table:style-name="ce31"/>
          <table:table-cell table:style-name="ce10"/>
          <table:table-cell table:number-columns-repeated="5"/>
        </table:table-row>
        <table:table-row table:style-name="ro1">
          <table:table-cell table:style-name="ce20" office:value-type="string" calcext:value-type="string">
            <text:p>W → S</text:p>
          </table:table-cell>
          <table:table-cell table:style-name="ce5" office:value-type="float" office:value="0.01" calcext:value-type="float">
            <text:p>0,01</text:p>
          </table:table-cell>
          <table:table-cell/>
          <table:table-cell table:style-name="ce5"/>
          <table:table-cell table:style-name="ce17" office:value-type="string" calcext:value-type="string">
            <text:p>B(W)</text:p>
          </table:table-cell>
          <table:table-cell table:style-name="ce31" office:value-type="percentage" office:value="0.1" calcext:value-type="percentage">
            <text:p>10,00 %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ce17" office:value-type="string" calcext:value-type="string">
            <text:p>S</text:p>
          </table:table-cell>
          <table:table-cell table:style-name="ce31" office:value-type="percentage" office:value="0.05" calcext:value-type="percentage">
            <text:p>5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(E) → W</text:p>
          </table:table-cell>
          <table:table-cell table:style-name="ce5" office:value-type="float" office:value="0.07" calcext:value-type="float">
            <text:p>0,07</text:p>
          </table:table-cell>
          <table:table-cell/>
          <table:table-cell table:style-name="ce5"/>
          <table:table-cell table:style-name="ce17" office:value-type="string" calcext:value-type="string">
            <text:p>R</text:p>
          </table:table-cell>
          <table:table-cell table:style-name="ce31" office:value-type="percentage" office:value="0.65" calcext:value-type="percentage">
            <text:p>65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(W) → W</text:p>
          </table:table-cell>
          <table:table-cell table:style-name="ce5" office:value-type="float" office:value="0.05" calcext:value-type="float">
            <text:p>0,05</text:p>
          </table:table-cell>
          <table:table-cell/>
          <table:table-cell table:style-name="ce5"/>
          <table:table-cell table:style-name="ce17" office:value-type="string" calcext:value-type="string">
            <text:p>B(E)</text:p>
          </table:table-cell>
          <table:table-cell table:style-name="ce31" office:value-type="percentage" office:value="0.2" calcext:value-type="percentage">
            <text:p>20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S -&gt; W</text:p>
          </table:table-cell>
          <table:table-cell table:style-name="ce5" office:value-type="float" office:value="0.01" calcext:value-type="float">
            <text:p>0,01</text:p>
          </table:table-cell>
          <table:table-cell/>
          <table:table-cell table:style-name="ce5"/>
          <table:table-cell table:style-name="ce17"/>
          <table:table-cell table:style-name="ce31"/>
          <table:table-cell table:number-columns-repeated="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ce27" office:value-type="string" calcext:value-type="string">
            <text:p>From B(W) to:</text:p>
          </table:table-cell>
          <table:table-cell table:style-name="ce17"/>
          <table:table-cell table:number-columns-repeated="6"/>
        </table:table-row>
        <table:table-row table:style-name="ro1">
          <table:table-cell table:style-name="ce20" office:value-type="string" calcext:value-type="string">
            <text:p>B(E) → R</text:p>
          </table:table-cell>
          <table:table-cell table:style-name="ce5" office:value-type="float" office:value="0.150414937759336" calcext:value-type="float">
            <text:p>0,15</text:p>
          </table:table-cell>
          <table:table-cell/>
          <table:table-cell table:style-name="ce5"/>
          <table:table-cell table:style-name="ce17" office:value-type="string" calcext:value-type="string">
            <text:p>S</text:p>
          </table:table-cell>
          <table:table-cell table:style-name="ce31" office:value-type="percentage" office:value="0.02" calcext:value-type="percentage">
            <text:p>2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(W) → R</text:p>
          </table:table-cell>
          <table:table-cell table:style-name="ce5" office:value-type="float" office:value="0.184647302904564" calcext:value-type="float">
            <text:p>0,18</text:p>
          </table:table-cell>
          <table:table-cell table:number-columns-repeated="2"/>
          <table:table-cell table:style-name="ce17" office:value-type="string" calcext:value-type="string">
            <text:p>W</text:p>
          </table:table-cell>
          <table:table-cell table:style-name="ce31" office:value-type="percentage" office:value="0.12" calcext:value-type="percentage">
            <text:p>12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S → R</text:p>
          </table:table-cell>
          <table:table-cell table:style-name="ce5" office:value-type="float" office:value="0.0280082987551867" calcext:value-type="float">
            <text:p>0,03</text:p>
          </table:table-cell>
          <table:table-cell table:number-columns-repeated="2"/>
          <table:table-cell table:style-name="ce17" office:value-type="string" calcext:value-type="string">
            <text:p>R</text:p>
          </table:table-cell>
          <table:table-cell table:style-name="ce31" office:value-type="percentage" office:value="0.43" calcext:value-type="percentage">
            <text:p>43,00 %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W → R</text:p>
          </table:table-cell>
          <table:table-cell table:style-name="ce5" office:value-type="float" office:value="0.163900414937759" calcext:value-type="float">
            <text:p>0,16</text:p>
          </table:table-cell>
          <table:table-cell table:number-columns-repeated="2"/>
          <table:table-cell table:style-name="ce17" office:value-type="string" calcext:value-type="string">
            <text:p>B(W)</text:p>
          </table:table-cell>
          <table:table-cell table:style-name="ce31" office:value-type="percentage" office:value="0.43" calcext:value-type="percentage">
            <text:p>43,00 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B(W) → B(E)</text:p>
          </table:table-cell>
          <table:table-cell table:style-name="ce5" office:value-type="float" office:value="0.18" calcext:value-type="float">
            <text:p>0,18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S → B(E)</text:p>
          </table:table-cell>
          <table:table-cell table:style-name="ce5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W → B(E)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5"/>
          <table:table-cell table:style-name="ce17" table:number-columns-repeated="2"/>
          <table:table-cell table:number-columns-repeated="5"/>
        </table:table-row>
      </table:table>
      <table:table table:name="Tabelle4" table:style-name="ta1">
        <table:shapes>
          <draw:frame draw:z-index="0" draw:style-name="gr1" draw:text-style-name="P1" svg:width="15.997cm" svg:height="9.565cm" svg:x="14.84cm" svg:y="5.181cm">
            <draw:object draw:notify-on-update-of-ranges="Tabelle4.G5:Tabelle4.G7 Tabelle4.H5:Tabelle4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2.247cm" svg:height="11.868cm" svg:x="18.613cm" svg:y="23.523cm">
            <draw:object draw:notify-on-update-of-ranges="Tabelle4.G46:Tabelle4.G49 Tabelle4.H45:Tabelle4.H45 Tabelle4.H46:Tabelle4.H49 Tabelle4.I45:Tabelle4.I45 Tabelle4.I46:Tabelle4.I49 Tabelle4.J45:Tabelle4.J45 Tabelle4.J46:Tabelle4.J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/>
          <table:table-cell table:style-name="ce20" office:value-type="string" calcext:value-type="string">
            <text:p>#B(W)</text:p>
          </table:table-cell>
          <table:table-cell table:style-name="ce20" office:value-type="string" calcext:value-type="string">
            <text:p>#B(E)</text:p>
          </table:table-cell>
          <table:table-cell table:style-name="ce20" office:value-type="string" calcext:value-type="string">
            <text:p>#S</text:p>
          </table:table-cell>
          <table:table-cell table:style-name="ce20" office:value-type="string" calcext:value-type="string">
            <text:p>#W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an measured in CI of outpu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mulated Confidence Interval Max</text:p>
          </table:table-cell>
          <table:table-cell office:value-type="float" office:value="4.09" calcext:value-type="float">
            <text:p>4,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sured Mean</text:p>
          </table:table-cell>
          <table:table-cell office:value-type="float" office:value="5.36" calcext:value-type="float">
            <text:p>5,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mulated Confidence Interval Max</text:p>
          </table:table-cell>
          <table:table-cell office:value-type="float" office:value="5.96" calcext:value-type="float">
            <text:p>5,9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29"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mulated Confidence Interval Min</text:p>
          </table:table-cell>
          <table:table-cell office:value-type="string" calcext:value-type="string">
            <text:p>Measured Mean</text:p>
          </table:table-cell>
          <table:table-cell office:value-type="string" calcext:value-type="string">
            <text:p>Simulated Confidence Interval Max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B(E)</text:p>
          </table:table-cell>
          <table:table-cell office:value-type="float" office:value="0.004" calcext:value-type="float">
            <text:p>0,004</text:p>
          </table:table-cell>
          <table:table-cell table:style-name="ce29" office:value-type="float" office:value="0.01" calcext:value-type="float">
            <text:p>0,01</text:p>
          </table:table-cell>
          <table:table-cell office:value-type="float" office:value="0.028" calcext:value-type="float">
            <text:p>0,028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(W)</text:p>
          </table:table-cell>
          <table:table-cell office:value-type="float" office:value="0.002" calcext:value-type="float">
            <text:p>0,002</text:p>
          </table:table-cell>
          <table:table-cell table:style-name="ce29" office:value-type="float" office:value="0.02" calcext:value-type="float">
            <text:p>0,02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06" calcext:value-type="float">
            <text:p>0,06</text:p>
          </table:table-cell>
          <table:table-cell table:style-name="ce29" office:value-type="float" office:value="0.09" calcext:value-type="float">
            <text:p>0,09</text:p>
          </table:table-cell>
          <table:table-cell office:value-type="float" office:value="0.153" calcext:value-type="float">
            <text:p>0,15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0.022" calcext:value-type="float">
            <text:p>0,022</text:p>
          </table:table-cell>
          <table:table-cell table:style-name="ce29" office:value-type="float" office:value="0.67" calcext:value-type="float">
            <text:p>0,67</text:p>
          </table:table-cell>
          <table:table-cell office:value-type="float" office:value="0.196" calcext:value-type="float">
            <text:p>0,19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Tabelle1.Y1:Tabelle1.Y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2:19:40.935943002</meta:creation-date>
    <dc:date>2023-06-20T12:19:01.779262861</dc:date>
    <meta:editing-duration>PT2H54M44S</meta:editing-duration>
    <meta:editing-cycles>30</meta:editing-cycles>
    <meta:generator>LibreOffice/7.3.7.2$Linux_X86_64 LibreOffice_project/30$Build-2</meta:generator>
    <meta:document-statistic meta:table-count="3" meta:cell-count="333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06cm" svg:height="7.066cm" xlink:href=".." xlink:type="simple" chart:class="chart:scatter" chart:column-mapping="1 0" chart:style-name="ch1">
        <chart:title svg:x="1.884cm" svg:y="0.277cm" chart:style-name="ch2">
          <text:p>Scatterplot of Flow Probabilities</text:p>
        </chart:title>
        <chart:plot-area chart:style-name="ch3" table:cell-range-address="Tabelle2.E2:Tabelle2.F10" svg:x="1.215cm" svg:y="1.197cm" svg:width="8.787cm" svg:height="4.747cm">
          <chart:coordinate-region svg:x="2.127cm" svg:y="1.396cm" svg:width="7.543cm" svg:height="3.901cm"/>
          <chart:axis chart:dimension="x" chart:name="primary-x" chart:style-name="ch4">
            <chart:title svg:x="3.752cm" svg:y="6.085cm" chart:style-name="ch5">
              <text:p>Probability to go to Street</text:p>
            </chart:title>
          </chart:axis>
          <chart:axis chart:dimension="y" chart:name="primary-y" chart:style-name="ch6">
            <chart:title svg:x="0.451cm" svg:y="5.823cm" chart:style-name="ch7">
              <text:p>Probability to come from Street</text:p>
            </chart:title>
            <chart:grid chart:style-name="ch8" chart:class="major"/>
          </chart:axis>
          <chart:series chart:style-name="ch9" chart:values-cell-range-address="Tabelle2.E2:Tabelle2.E10" chart:class="chart:scatter">
            <chart:domain table:cell-range-address="Tabelle2.F2:Tabelle2.F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Tabelle2.F2:Tabelle2.F10</svg:desc>
                </draw:g>
              </table:table-cell>
              <table:table-cell office:value-type="float" office:value="0.447095435684647">
                <text:p>0.447095435684647</text:p>
                <draw:g>
                  <svg:desc>Tabelle2.E2:Tabelle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90456431535">
                <text:p>0.230290456431535</text:p>
              </table:table-cell>
              <table:table-cell office:value-type="float" office:value="0.267634854771784">
                <text:p>0.267634854771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6804979253111">
                <text:p>0.0466804979253111</text:p>
              </table:table-cell>
              <table:table-cell office:value-type="float" office:value="0.0715767634854771">
                <text:p>0.0715767634854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6058091286307">
                <text:p>0.196058091286307</text:p>
              </table:table-cell>
              <table:table-cell office:value-type="float" office:value="0.213692946058091">
                <text:p>0.213692946058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6970954356846">
                <text:p>0.526970954356846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37cm" svg:height="6.509cm" xlink:href=".." xlink:type="simple" chart:class="chart:scatter" chart:style-name="ch1">
        <chart:title svg:x="1.236cm" svg:y="0.265cm" chart:style-name="ch2">
          <text:p>Scatterplot Inter-Arrival and Coming Probability</text:p>
        </chart:title>
        <chart:plot-area chart:style-name="ch3" table:cell-range-address="Tabelle2.E2:Tabelle2.E10 Tabelle2.G2:Tabelle2.G10" svg:x="1.225cm" svg:y="1.678cm" svg:width="9.298cm" svg:height="3.72cm">
          <chart:coordinate-region svg:x="2.032cm" svg:y="1.877cm" svg:width="8.159cm" svg:height="2.874cm"/>
          <chart:axis chart:dimension="x" chart:name="primary-x" chart:style-name="ch4">
            <chart:title svg:x="3.621cm" svg:y="5.528cm" chart:style-name="ch5">
              <text:p>Probability to come from Street</text:p>
            </chart:title>
          </chart:axis>
          <chart:axis chart:dimension="y" chart:name="primary-y" chart:style-name="ch6">
            <chart:title svg:x="0.451cm" svg:y="5.924cm" chart:style-name="ch7">
              <text:p>Average Inter-Arrival in Seconds</text:p>
            </chart:title>
            <chart:grid chart:style-name="ch8" chart:class="major"/>
          </chart:axis>
          <chart:series chart:style-name="ch9" chart:values-cell-range-address="Tabelle2.G2:Tabelle2.G10" chart:class="chart:scatter">
            <chart:domain table:cell-range-address="Tabelle2.E2:Tabelle2.E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7095435684647">
                <text:p>0.447095435684647</text:p>
                <draw:g>
                  <svg:desc>Tabelle2.E2:Tabelle2.E10</svg:desc>
                </draw:g>
              </table:table-cell>
              <table:table-cell office:value-type="float" office:value="24.2622950819672">
                <text:p>24.2622950819672</text:p>
                <draw:g>
                  <svg:desc>Tabelle2.G2:Tabelle2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7634854771784">
                <text:p>0.267634854771784</text:p>
              </table:table-cell>
              <table:table-cell office:value-type="float" office:value="40.8803088803089">
                <text:p>40.8803088803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15767634854771">
                <text:p>0.0715767634854771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3692946058091">
                <text:p>0.213692946058091</text:p>
              </table:table-cell>
              <table:table-cell office:value-type="float" office:value="51.8522167487685">
                <text:p>51.8522167487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21cm" svg:height="7.279cm" xlink:href=".." xlink:type="simple" chart:class="chart:scatter" chart:style-name="ch1">
        <chart:title svg:x="1.315cm" svg:y="0.28cm" chart:style-name="ch2">
          <text:p>Scatterplot Inter-Arrival and Leaving Probability</text:p>
        </chart:title>
        <chart:plot-area chart:style-name="ch3" table:cell-range-address="Tabelle2.F2:Tabelle2.G10" svg:x="1.229cm" svg:y="1.708cm" svg:width="9.474cm" svg:height="4.445cm">
          <chart:coordinate-region svg:x="2.036cm" svg:y="1.907cm" svg:width="8.335cm" svg:height="3.599cm"/>
          <chart:axis chart:dimension="x" chart:name="primary-x" chart:style-name="ch4">
            <chart:title svg:x="4.11cm" svg:y="6.298cm" chart:style-name="ch5">
              <text:p>Probability to go to Street</text:p>
            </chart:title>
          </chart:axis>
          <chart:axis chart:dimension="y" chart:name="primary-y" chart:style-name="ch6">
            <chart:title svg:x="0.451cm" svg:y="6.316cm" chart:style-name="ch7">
              <text:p>Average Inter-Arrival in Seconds</text:p>
            </chart:title>
            <chart:grid chart:style-name="ch8" chart:class="major"/>
          </chart:axis>
          <chart:series chart:style-name="ch9" chart:values-cell-range-address="Tabelle2.G2:Tabelle2.G10" chart:class="chart:scatter">
            <chart:domain table:cell-range-address="Tabelle2.F2:Tabelle2.F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Tabelle2.F2:Tabelle2.F10</svg:desc>
                </draw:g>
              </table:table-cell>
              <table:table-cell office:value-type="float" office:value="24.2622950819672">
                <text:p>24.2622950819672</text:p>
                <draw:g>
                  <svg:desc>Tabelle2.G2:Tabelle2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90456431535">
                <text:p>0.230290456431535</text:p>
              </table:table-cell>
              <table:table-cell office:value-type="float" office:value="40.8803088803089">
                <text:p>40.8803088803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6804979253111">
                <text:p>0.0466804979253111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6058091286307">
                <text:p>0.196058091286307</text:p>
              </table:table-cell>
              <table:table-cell office:value-type="float" office:value="51.8522167487685">
                <text:p>51.8522167487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6970954356846">
                <text:p>0.52697095435684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566cm" xlink:href=".." xlink:type="simple" chart:class="chart:bar" chart:style-name="ch1">
        <chart:title svg:x="5.521cm" svg:y="0.327cm" chart:style-name="ch2">
          <text:p>Validation of Throughput</text:p>
        </chart:title>
        <chart:plot-area chart:style-name="ch3" table:cell-range-address="Tabelle4.G5:Tabelle4.H7" chart:data-source-has-labels="column" svg:x="1.33cm" svg:y="1.297cm" svg:width="14.349cm" svg:height="8.078cm">
          <chart:coordinate-region svg:x="3.226cm" svg:y="1.496cm" svg:width="12.453cm" svg:height="3.55cm"/>
          <chart:axis chart:dimension="x" chart:name="primary-x" chart:style-name="ch4" chartooo:axis-type="auto">
            <chartooo:date-scale/>
            <chart:categories table:cell-range-address="Tabelle4.G5:Tabelle4.G7"/>
          </chart:axis>
          <chart:axis chart:dimension="y" chart:name="primary-y" chart:style-name="ch5">
            <chart:title svg:x="2.182cm" svg:y="4.172cm" chart:style-name="ch6">
              <text:p>Cars per minute</text:p>
            </chart:title>
            <chart:grid chart:style-name="ch7" chart:class="major"/>
          </chart:axis>
          <chart:series chart:style-name="ch8" chart:values-cell-range-address="Tabelle4.H5:Tabelle4.H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Simulated Confidence Interval Max</text:p>
                <draw:g>
                  <svg:desc>Tabelle4.G5:Tabelle4.G7</svg:desc>
                </draw:g>
              </table:table-cell>
              <table:table-cell office:value-type="float" office:value="4.09">
                <text:p>4.09</text:p>
                <draw:g>
                  <svg:desc>Tabelle4.H5:Tabelle4.H7</svg:desc>
                </draw:g>
              </table:table-cell>
            </table:table-row>
            <table:table-row>
              <table:table-cell office:value-type="string">
                <text:p>Measured Mean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Simulated Confidence Interval Max</text:p>
              </table:table-cell>
              <table:table-cell office:value-type="float" office:value="5.96">
                <text:p>5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48cm" svg:height="11.869cm" xlink:href=".." xlink:type="simple" chart:class="chart:bar" chart:style-name="ch1">
        <chart:title svg:x="8.461cm" svg:y="0.373cm" chart:style-name="ch2">
          <text:p>Validation of Waiting Time</text:p>
        </chart:title>
        <chart:legend chart:legend-position="end" svg:x="16.122cm" svg:y="5.137cm" style:legend-expansion="high" chart:style-name="ch3"/>
        <chart:plot-area chart:style-name="ch4" table:cell-range-address="Tabelle4.G45:Tabelle4.J49" chart:data-source-has-labels="both" svg:x="0.985cm" svg:y="0.935cm" svg:width="14.689cm" svg:height="10.617cm">
          <chart:coordinate-region svg:x="1.712cm" svg:y="1.134cm" svg:width="13.962cm" svg:height="9.771cm"/>
          <chart:axis chart:dimension="x" chart:name="primary-x" chart:style-name="ch5" chartooo:axis-type="auto">
            <chartooo:date-scale/>
            <chart:categories table:cell-range-address="Tabelle4.G46:Tabelle4.G49"/>
          </chart:axis>
          <chart:axis chart:dimension="y" chart:name="primary-y" chart:style-name="ch6">
            <chart:title svg:x="0cm" svg:y="7.504cm" chart:style-name="ch7">
              <text:p>Time in Seconds</text:p>
            </chart:title>
            <chart:grid chart:style-name="ch8" chart:class="major"/>
          </chart:axis>
          <chart:series chart:style-name="ch9" chart:values-cell-range-address="Tabelle4.H46:Tabelle4.H49" chart:label-cell-address="Tabelle4.H45:Tabelle4.H45" chart:class="chart:bar">
            <chart:data-point chart:repeated="4"/>
          </chart:series>
          <chart:series chart:style-name="ch10" chart:values-cell-range-address="Tabelle4.I46:Tabelle4.I49" chart:label-cell-address="Tabelle4.I45:Tabelle4.I45" chart:class="chart:bar">
            <chart:data-point chart:repeated="2"/>
            <chart:data-point chart:style-name="ch11"/>
            <chart:data-point/>
          </chart:series>
          <chart:series chart:style-name="ch12" chart:values-cell-range-address="Tabelle4.J46:Tabelle4.J49" chart:label-cell-address="Tabelle4.J45:Tabelle4.J4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ed Confidence Interval Min</text:p>
                <draw:g>
                  <svg:desc>Tabelle4.H45:Tabelle4.H45</svg:desc>
                </draw:g>
              </table:table-cell>
              <table:table-cell office:value-type="string">
                <text:p>Measured Mean</text:p>
                <draw:g>
                  <svg:desc>Tabelle4.I45:Tabelle4.I45</svg:desc>
                </draw:g>
              </table:table-cell>
              <table:table-cell office:value-type="string">
                <text:p>Simulated Confidence Interval Max</text:p>
                <draw:g>
                  <svg:desc>Tabelle4.J45:Tabelle4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(E)</text:p>
                <draw:g>
                  <svg:desc>Tabelle4.G46:Tabelle4.G49</svg:desc>
                </draw:g>
              </table:table-cell>
              <table:table-cell office:value-type="float" office:value="0.004">
                <text:p>0.004</text:p>
                <draw:g>
                  <svg:desc>Tabelle4.H46:Tabelle4.H49</svg:desc>
                </draw:g>
              </table:table-cell>
              <table:table-cell office:value-type="float" office:value="0.01">
                <text:p>0.01</text:p>
                <draw:g>
                  <svg:desc>Tabelle4.I46:Tabelle4.I49</svg:desc>
                </draw:g>
              </table:table-cell>
              <table:table-cell office:value-type="float" office:value="0.028">
                <text:p>0.028</text:p>
                <draw:g>
                  <svg:desc>Tabelle4.J46:Tabelle4.J49</svg:desc>
                </draw:g>
              </table:table-cell>
            </table:table-row>
            <table:table-row>
              <table:table-cell office:value-type="string">
                <text:p>B(W)</text:p>
              </table:table-cell>
              <table:table-cell office:value-type="float" office:value="0.002">
                <text:p>0.0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22">
                <text:p>0.022</text:p>
              </table:table-cell>
              <table:table-cell office:value-type="float" office:value="0.67">
                <text:p>0.67</text:p>
              </table:table-cell>
              <table:table-cell office:value-type="float" office:value="0.196">
                <text:p>0.1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